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paragraph-rsid="01784a64"/>
    </style:style>
    <style:style style:name="P79" style:family="paragraph" style:parent-style-name="Text_20_body">
      <style:text-properties officeooo:rsid="017a149d" officeooo:paragraph-rsid="017a149d"/>
    </style:style>
    <style:style style:name="P80" style:family="paragraph" style:parent-style-name="Text_20_body">
      <style:text-properties officeooo:rsid="017b11c1" officeooo:paragraph-rsid="017b11c1"/>
    </style:style>
    <style:style style:name="P81" style:family="paragraph" style:parent-style-name="Text_20_body">
      <style:text-properties officeooo:rsid="0186fd47" officeooo:paragraph-rsid="0186fd47"/>
    </style:style>
    <style:style style:name="P82" style:family="paragraph" style:parent-style-name="Text_20_body">
      <style:text-properties officeooo:rsid="01926f5f" officeooo:paragraph-rsid="01926f5f"/>
    </style:style>
    <style:style style:name="P83" style:family="paragraph" style:parent-style-name="Text_20_body">
      <style:text-properties officeooo:rsid="019bee0a" officeooo:paragraph-rsid="019bee0a"/>
    </style:style>
    <style:style style:name="P84" style:family="paragraph" style:parent-style-name="Text_20_body">
      <style:text-properties officeooo:rsid="01c40c02" officeooo:paragraph-rsid="01c40c02"/>
    </style:style>
    <style:style style:name="P85" style:family="paragraph" style:parent-style-name="Text_20_body">
      <style:text-properties officeooo:rsid="01dc8f75" officeooo:paragraph-rsid="01dc8f75"/>
    </style:style>
    <style:style style:name="P86" style:family="paragraph" style:parent-style-name="Text_20_body">
      <style:text-properties officeooo:rsid="01112f24" officeooo:paragraph-rsid="01112f24"/>
    </style:style>
    <style:style style:name="P87" style:family="paragraph" style:parent-style-name="Text_20_body">
      <style:text-properties officeooo:rsid="01dd8d20" officeooo:paragraph-rsid="01dd8d20"/>
    </style:style>
    <style:style style:name="P88" style:family="paragraph" style:parent-style-name="Text_20_body">
      <style:text-properties officeooo:rsid="01e0c5f9" officeooo:paragraph-rsid="01e0c5f9"/>
    </style:style>
    <style:style style:name="P89" style:family="paragraph" style:parent-style-name="Text_20_body">
      <style:text-properties officeooo:rsid="01e23fa2" officeooo:paragraph-rsid="01e23fa2"/>
    </style:style>
    <style:style style:name="P90" style:family="paragraph" style:parent-style-name="Text_20_body">
      <style:text-properties officeooo:rsid="02085db8" officeooo:paragraph-rsid="02085db8"/>
    </style:style>
    <style:style style:name="P91" style:family="paragraph" style:parent-style-name="Text_20_body">
      <style:text-properties officeooo:paragraph-rsid="0246063c"/>
    </style:style>
    <style:style style:name="P92" style:family="paragraph" style:parent-style-name="Text_20_body">
      <style:text-properties officeooo:paragraph-rsid="0246f21e"/>
    </style:style>
    <style:style style:name="P93" style:family="paragraph" style:parent-style-name="Text_20_body">
      <style:text-properties officeooo:paragraph-rsid="0254d59a"/>
    </style:style>
    <style:style style:name="P94" style:family="paragraph" style:parent-style-name="Text_20_body">
      <style:text-properties officeooo:paragraph-rsid="00e3ae92"/>
    </style:style>
    <style:style style:name="P95" style:family="paragraph" style:parent-style-name="Text_20_body">
      <style:text-properties officeooo:paragraph-rsid="0264be50"/>
    </style:style>
    <style:style style:name="P96" style:family="paragraph" style:parent-style-name="Text_20_body">
      <style:text-properties officeooo:paragraph-rsid="02661ea2"/>
    </style:style>
    <style:style style:name="P97" style:family="paragraph" style:parent-style-name="Text_20_body">
      <style:text-properties officeooo:rsid="027a6d20" officeooo:paragraph-rsid="027a6d20"/>
    </style:style>
    <style:style style:name="P98"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9" style:family="paragraph" style:parent-style-name="First_20_Paragraph">
      <style:text-properties fo:font-style="normal" officeooo:rsid="011b5b9d" officeooo:paragraph-rsid="011b5b9d" style:font-style-asian="normal" style:font-style-complex="normal"/>
    </style:style>
    <style:style style:name="P100" style:family="paragraph" style:parent-style-name="First_20_Paragraph">
      <style:text-properties fo:font-style="normal" officeooo:rsid="013da747" officeooo:paragraph-rsid="013da747" style:font-style-asian="normal" style:font-style-complex="normal"/>
    </style:style>
    <style:style style:name="P101" style:family="paragraph" style:parent-style-name="First_20_Paragraph">
      <style:text-properties fo:font-style="normal" officeooo:rsid="016f2f1e" officeooo:paragraph-rsid="016f2f1e" style:font-style-asian="normal" style:font-style-complex="normal"/>
    </style:style>
    <style:style style:name="P102" style:family="paragraph" style:parent-style-name="First_20_Paragraph">
      <style:text-properties fo:font-style="normal" officeooo:rsid="019bee0a" officeooo:paragraph-rsid="019bee0a" style:font-style-asian="normal" style:font-style-complex="normal"/>
    </style:style>
    <style:style style:name="P103" style:family="paragraph" style:parent-style-name="First_20_Paragraph">
      <style:text-properties fo:font-style="normal" officeooo:rsid="01efb118" officeooo:paragraph-rsid="01efb118" style:font-style-asian="normal" style:font-style-complex="normal"/>
    </style:style>
    <style:style style:name="P104" style:family="paragraph" style:parent-style-name="First_20_Paragraph">
      <style:text-properties fo:font-style="normal" officeooo:rsid="020c3535" officeooo:paragraph-rsid="020c3535" style:font-style-asian="normal" style:font-style-complex="normal"/>
    </style:style>
    <style:style style:name="P105" style:family="paragraph" style:parent-style-name="First_20_Paragraph">
      <style:text-properties fo:font-style="normal" officeooo:rsid="024b13b2" officeooo:paragraph-rsid="024b13b2" style:font-style-asian="normal" style:font-style-complex="normal"/>
    </style:style>
    <style:style style:name="P106" style:family="paragraph" style:parent-style-name="First_20_Paragraph">
      <style:text-properties fo:font-style="normal" officeooo:rsid="0272992b" officeooo:paragraph-rsid="0272992b" style:font-style-asian="normal" style:font-style-complex="normal"/>
    </style:style>
    <style:style style:name="P107" style:family="paragraph" style:parent-style-name="First_20_Paragraph">
      <style:text-properties officeooo:rsid="0177142a" officeooo:paragraph-rsid="0177142a"/>
    </style:style>
    <style:style style:name="P108" style:family="paragraph" style:parent-style-name="First_20_Paragraph">
      <style:text-properties officeooo:paragraph-rsid="01be56df"/>
    </style:style>
    <style:style style:name="P109" style:family="paragraph" style:parent-style-name="First_20_Paragraph">
      <style:text-properties officeooo:rsid="01e0c5f9" officeooo:paragraph-rsid="01e0c5f9"/>
    </style:style>
    <style:style style:name="P110" style:family="paragraph" style:parent-style-name="First_20_Paragraph">
      <style:text-properties officeooo:rsid="02241113" officeooo:paragraph-rsid="02241113"/>
    </style:style>
    <style:style style:name="P111" style:family="paragraph" style:parent-style-name="Footnote">
      <style:text-properties officeooo:rsid="00cd182e" officeooo:paragraph-rsid="00cd182e"/>
    </style:style>
    <style:style style:name="P112" style:family="paragraph" style:parent-style-name="Footnote">
      <style:text-properties officeooo:rsid="00ecb52e" officeooo:paragraph-rsid="00ecb52e"/>
    </style:style>
    <style:style style:name="P113" style:family="paragraph" style:parent-style-name="Footnote">
      <style:text-properties officeooo:rsid="01031d52" officeooo:paragraph-rsid="01031d52"/>
    </style:style>
    <style:style style:name="P114" style:family="paragraph" style:parent-style-name="Footnote">
      <style:text-properties officeooo:rsid="012cba8f" officeooo:paragraph-rsid="012cba8f"/>
    </style:style>
    <style:style style:name="P115" style:family="paragraph" style:parent-style-name="Footnote">
      <style:text-properties officeooo:rsid="01323263" officeooo:paragraph-rsid="01323263"/>
    </style:style>
    <style:style style:name="P116" style:family="paragraph" style:parent-style-name="Footnote">
      <style:text-properties officeooo:rsid="014dc309" officeooo:paragraph-rsid="014dc309"/>
    </style:style>
    <style:style style:name="P117" style:family="paragraph" style:parent-style-name="Footnote">
      <style:text-properties officeooo:rsid="014ef7c6" officeooo:paragraph-rsid="014ef7c6"/>
    </style:style>
    <style:style style:name="P118" style:family="paragraph" style:parent-style-name="Footnote">
      <style:text-properties officeooo:rsid="014f7cfe" officeooo:paragraph-rsid="014f7cfe"/>
    </style:style>
    <style:style style:name="P119" style:family="paragraph" style:parent-style-name="Footnote">
      <style:text-properties officeooo:rsid="014f96be" officeooo:paragraph-rsid="014f96be"/>
    </style:style>
    <style:style style:name="P120" style:family="paragraph" style:parent-style-name="Footnote">
      <style:text-properties officeooo:rsid="015ce51b" officeooo:paragraph-rsid="015ce51b"/>
    </style:style>
    <style:style style:name="P121" style:family="paragraph" style:parent-style-name="Footnote">
      <style:text-properties officeooo:rsid="0167a718" officeooo:paragraph-rsid="0167a718"/>
    </style:style>
    <style:style style:name="P122" style:family="paragraph" style:parent-style-name="Footnote">
      <style:text-properties officeooo:rsid="01695988" officeooo:paragraph-rsid="01695988"/>
    </style:style>
    <style:style style:name="P123" style:family="paragraph" style:parent-style-name="Footnote">
      <style:text-properties officeooo:rsid="017a149d" officeooo:paragraph-rsid="017a149d"/>
    </style:style>
    <style:style style:name="P124" style:family="paragraph" style:parent-style-name="Footnote">
      <style:text-properties officeooo:rsid="017b11c1" officeooo:paragraph-rsid="017b11c1"/>
    </style:style>
    <style:style style:name="P125" style:family="paragraph" style:parent-style-name="Footnote">
      <style:text-properties officeooo:rsid="017fa925" officeooo:paragraph-rsid="017fa925"/>
    </style:style>
    <style:style style:name="P126" style:family="paragraph" style:parent-style-name="Footnote">
      <style:text-properties officeooo:rsid="01e0c5f9" officeooo:paragraph-rsid="01e0c5f9"/>
    </style:style>
    <style:style style:name="P127" style:family="paragraph" style:parent-style-name="Footnote">
      <style:text-properties officeooo:rsid="01e23fa2" officeooo:paragraph-rsid="01e23fa2"/>
    </style:style>
    <style:style style:name="P128" style:family="paragraph" style:parent-style-name="Footnote">
      <style:text-properties officeooo:rsid="01efb118" officeooo:paragraph-rsid="01efb118"/>
    </style:style>
    <style:style style:name="P129" style:family="paragraph" style:parent-style-name="Footnote">
      <style:text-properties officeooo:rsid="01efb6a4" officeooo:paragraph-rsid="01efb6a4"/>
    </style:style>
    <style:style style:name="P130" style:family="paragraph" style:parent-style-name="Footnote">
      <style:text-properties officeooo:rsid="0200864a" officeooo:paragraph-rsid="0200864a"/>
    </style:style>
    <style:style style:name="P131" style:family="paragraph" style:parent-style-name="Footnote">
      <style:text-properties officeooo:rsid="0200864a" officeooo:paragraph-rsid="023024a3"/>
    </style:style>
    <style:style style:name="P132" style:family="paragraph" style:parent-style-name="Footnote">
      <style:text-properties officeooo:rsid="02011eba" officeooo:paragraph-rsid="02011eba"/>
    </style:style>
    <style:style style:name="P133" style:family="paragraph" style:parent-style-name="Footnote">
      <style:text-properties officeooo:rsid="02021e70" officeooo:paragraph-rsid="02021e70"/>
    </style:style>
    <style:style style:name="P134" style:family="paragraph" style:parent-style-name="Footnote">
      <style:text-properties officeooo:rsid="0202ebe4" officeooo:paragraph-rsid="0202ebe4"/>
    </style:style>
    <style:style style:name="P135" style:family="paragraph" style:parent-style-name="Footnote">
      <style:text-properties officeooo:rsid="02085db8" officeooo:paragraph-rsid="02085db8"/>
    </style:style>
    <style:style style:name="P136" style:family="paragraph" style:parent-style-name="Footnote">
      <style:text-properties officeooo:rsid="02241113" officeooo:paragraph-rsid="02241113"/>
    </style:style>
    <style:style style:name="P137" style:family="paragraph" style:parent-style-name="Footnote">
      <style:text-properties officeooo:rsid="022622bf" officeooo:paragraph-rsid="022622bf"/>
    </style:style>
    <style:style style:name="P138" style:family="paragraph" style:parent-style-name="Footnote">
      <style:text-properties officeooo:rsid="022c0473" officeooo:paragraph-rsid="022c0473"/>
    </style:style>
    <style:style style:name="P139" style:family="paragraph" style:parent-style-name="Footnote">
      <style:text-properties officeooo:rsid="022e65a4" officeooo:paragraph-rsid="022e65a4"/>
    </style:style>
    <style:style style:name="P140" style:family="paragraph" style:parent-style-name="Footnote">
      <style:text-properties officeooo:rsid="0230c427" officeooo:paragraph-rsid="0230c427"/>
    </style:style>
    <style:style style:name="P141" style:family="paragraph" style:parent-style-name="Footnote">
      <style:text-properties officeooo:rsid="0230db83" officeooo:paragraph-rsid="0230db83"/>
    </style:style>
    <style:style style:name="P142" style:family="paragraph" style:parent-style-name="Footnote">
      <style:text-properties officeooo:rsid="0232c501" officeooo:paragraph-rsid="0232c501"/>
    </style:style>
    <style:style style:name="P143" style:family="paragraph" style:parent-style-name="Footnote">
      <style:text-properties officeooo:rsid="025c7b9e" officeooo:paragraph-rsid="025c7b9e"/>
    </style:style>
    <style:style style:name="P144" style:family="paragraph" style:parent-style-name="Footnote">
      <style:text-properties officeooo:rsid="0264be50" officeooo:paragraph-rsid="0264be50"/>
    </style:style>
    <style:style style:name="P145" style:family="paragraph" style:parent-style-name="Footnote">
      <style:text-properties officeooo:rsid="02661ea2" officeooo:paragraph-rsid="02661ea2"/>
    </style:style>
    <style:style style:name="P146" style:family="paragraph" style:parent-style-name="Footnote">
      <style:text-properties officeooo:rsid="020c564a" officeooo:paragraph-rsid="020c564a"/>
    </style:style>
    <style:style style:name="P147" style:family="paragraph" style:parent-style-name="Author_20_Bio">
      <style:text-properties officeooo:paragraph-rsid="00df33ae"/>
    </style:style>
    <style:style style:name="P148" style:family="paragraph" style:parent-style-name="Author_20_Bio">
      <style:text-properties fo:font-style="italic" officeooo:rsid="00df33ae" officeooo:paragraph-rsid="00df33ae" style:font-style-asian="italic" style:font-style-complex="italic"/>
    </style:style>
    <style:style style:name="P149" style:family="paragraph" style:parent-style-name="Author_20_Bio">
      <style:text-properties officeooo:paragraph-rsid="012ba73d"/>
    </style:style>
    <style:style style:name="P150" style:family="paragraph" style:parent-style-name="Author_20_Bio">
      <style:text-properties officeooo:rsid="00ec08e3" officeooo:paragraph-rsid="00ec08e3"/>
    </style:style>
    <style:style style:name="P151" style:family="paragraph" style:parent-style-name="Author_20_Bio">
      <style:text-properties officeooo:rsid="01926f5f" officeooo:paragraph-rsid="01926f5f"/>
    </style:style>
    <style:style style:name="P152" style:family="paragraph" style:parent-style-name="Author_20_Bio">
      <style:text-properties officeooo:rsid="0187cae2" officeooo:paragraph-rsid="0187cae2"/>
    </style:style>
    <style:style style:name="P153" style:family="paragraph" style:parent-style-name="Author_20_Bio">
      <style:text-properties officeooo:rsid="00f8423e" officeooo:paragraph-rsid="00f8423e"/>
    </style:style>
    <style:style style:name="P154" style:family="paragraph" style:parent-style-name="Author_20_Bio">
      <style:text-properties officeooo:rsid="01080e01" officeooo:paragraph-rsid="01080e01"/>
    </style:style>
    <style:style style:name="P155" style:family="paragraph" style:parent-style-name="Author_20_Bio">
      <style:text-properties officeooo:rsid="013da747" officeooo:paragraph-rsid="013da747"/>
    </style:style>
    <style:style style:name="P156" style:family="paragraph" style:parent-style-name="Author_20_Bio">
      <style:text-properties officeooo:paragraph-rsid="0155ca5c"/>
    </style:style>
    <style:style style:name="P157" style:family="paragraph" style:parent-style-name="Author_20_Bio">
      <style:text-properties officeooo:rsid="01323263" officeooo:paragraph-rsid="01323263"/>
    </style:style>
    <style:style style:name="P158" style:family="paragraph" style:parent-style-name="Author_20_Bio">
      <style:text-properties officeooo:rsid="01702d8a" officeooo:paragraph-rsid="01702d8a"/>
    </style:style>
    <style:style style:name="P159" style:family="paragraph" style:parent-style-name="Author_20_Bio">
      <style:text-properties officeooo:paragraph-rsid="01cb66ba"/>
    </style:style>
    <style:style style:name="P160" style:family="paragraph" style:parent-style-name="Author_20_Bio">
      <style:text-properties officeooo:rsid="016767fe" officeooo:paragraph-rsid="016767fe"/>
    </style:style>
    <style:style style:name="P161" style:family="paragraph" style:parent-style-name="Author_20_Bio">
      <style:paragraph-properties fo:text-align="end" style:justify-single-word="false"/>
    </style:style>
    <style:style style:name="P162" style:family="paragraph" style:parent-style-name="Author_20_Bio">
      <style:text-properties officeooo:rsid="016f2f1e" officeooo:paragraph-rsid="016f2f1e"/>
    </style:style>
    <style:style style:name="P163" style:family="paragraph" style:parent-style-name="Author_20_Bio">
      <style:text-properties officeooo:rsid="01efb6a4" officeooo:paragraph-rsid="01efb6a4"/>
    </style:style>
    <style:style style:name="P164" style:family="paragraph" style:parent-style-name="Author_20_Bio">
      <style:text-properties officeooo:rsid="020c564a" officeooo:paragraph-rsid="020c564a"/>
    </style:style>
    <style:style style:name="P165" style:family="paragraph" style:parent-style-name="Author_20_Bio">
      <style:text-properties officeooo:rsid="022622bf" officeooo:paragraph-rsid="022622bf"/>
    </style:style>
    <style:style style:name="P166" style:family="paragraph" style:parent-style-name="Author_20_Bio">
      <style:text-properties officeooo:paragraph-rsid="0229d376"/>
    </style:style>
    <style:style style:name="P167" style:family="paragraph" style:parent-style-name="Author_20_Bio">
      <style:text-properties officeooo:rsid="0272992b" officeooo:paragraph-rsid="0272992b"/>
    </style:style>
    <style:style style:name="P168" style:family="paragraph" style:parent-style-name="Author_20_Bio">
      <style:text-properties officeooo:rsid="027a6d20" officeooo:paragraph-rsid="027a6d20"/>
    </style:style>
    <style:style style:name="P169" style:family="paragraph" style:parent-style-name="Text_20_body">
      <style:paragraph-properties fo:margin-left="0in" fo:margin-right="0in" fo:text-indent="0in" style:auto-text-indent="false"/>
    </style:style>
    <style:style style:name="P170"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71"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72" style:family="paragraph" style:parent-style-name="First_20_Paragraph">
      <style:paragraph-properties style:writing-mode="page">
        <style:drop-cap style:lines="2" style:length="2" style:distance="0.0799in"/>
      </style:paragraph-properties>
    </style:style>
    <style:style style:name="P173" style:family="paragraph" style:parent-style-name="First_20_Paragraph">
      <style:paragraph-properties style:writing-mode="page">
        <style:drop-cap style:lines="2" style:length="2" style:distance="0.0799in"/>
      </style:paragraph-properties>
      <style:text-properties officeooo:paragraph-rsid="014dc309"/>
    </style:style>
    <style:style style:name="P174"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75" style:family="paragraph" style:parent-style-name="Text_20_body">
      <style:paragraph-properties fo:text-align="start" style:justify-single-word="false" style:writing-mode="page"/>
    </style:style>
    <style:style style:name="P176" style:family="paragraph" style:parent-style-name="Text_20_body">
      <style:paragraph-properties fo:text-align="start" style:justify-single-word="false" style:writing-mode="page"/>
      <style:text-properties officeooo:paragraph-rsid="0208b904"/>
    </style:style>
    <style:style style:name="P177" style:family="paragraph" style:parent-style-name="Text_20_body">
      <style:paragraph-properties fo:text-align="start" style:justify-single-word="false" style:writing-mode="page"/>
      <style:text-properties officeooo:paragraph-rsid="0273c0ab"/>
    </style:style>
    <style:style style:name="P178" style:family="paragraph" style:parent-style-name="Text_20_body">
      <style:paragraph-properties fo:text-align="start" style:justify-single-word="false" style:writing-mode="page"/>
      <style:text-properties officeooo:rsid="0159e645" officeooo:paragraph-rsid="0159e645"/>
    </style:style>
    <style:style style:name="P179" style:family="paragraph" style:parent-style-name="Text_20_body">
      <style:paragraph-properties fo:text-align="start" style:justify-single-word="false" style:writing-mode="page"/>
      <style:text-properties officeooo:rsid="01339852" officeooo:paragraph-rsid="01339852"/>
    </style:style>
    <style:style style:name="P180" style:family="paragraph" style:parent-style-name="Text_20_body">
      <style:paragraph-properties fo:text-align="start" style:justify-single-word="false" style:writing-mode="page"/>
      <style:text-properties officeooo:rsid="012009f9" officeooo:paragraph-rsid="012009f9"/>
    </style:style>
    <style:style style:name="P181" style:family="paragraph" style:parent-style-name="Text_20_body">
      <style:paragraph-properties fo:text-align="start" style:justify-single-word="false" style:writing-mode="page"/>
      <style:text-properties officeooo:rsid="01749a6a" officeooo:paragraph-rsid="01749a6a"/>
    </style:style>
    <style:style style:name="P182" style:family="paragraph" style:parent-style-name="Text_20_body">
      <style:paragraph-properties fo:text-align="start" style:justify-single-word="false" style:writing-mode="page"/>
      <style:text-properties officeooo:rsid="016ad7d3" officeooo:paragraph-rsid="016ad7d3"/>
    </style:style>
    <style:style style:name="P183" style:family="paragraph" style:parent-style-name="Text_20_body">
      <style:paragraph-properties fo:text-align="start" style:justify-single-word="false" style:writing-mode="page"/>
      <style:text-properties officeooo:rsid="014095af" officeooo:paragraph-rsid="014095af"/>
    </style:style>
    <style:style style:name="P184" style:family="paragraph" style:parent-style-name="Text_20_body">
      <style:paragraph-properties fo:text-align="start" style:justify-single-word="false" style:writing-mode="page"/>
      <style:text-properties officeooo:rsid="0273c0ab" officeooo:paragraph-rsid="0274d1e3"/>
    </style:style>
    <style:style style:name="P185" style:family="paragraph" style:parent-style-name="Quotations">
      <style:text-properties officeooo:paragraph-rsid="01a63eaf"/>
    </style:style>
    <style:style style:name="P186" style:family="paragraph" style:parent-style-name="Quotations">
      <style:text-properties officeooo:rsid="02241113" officeooo:paragraph-rsid="02241113"/>
    </style:style>
    <style:style style:name="P187" style:family="paragraph" style:parent-style-name="Text_20_body">
      <style:paragraph-properties style:writing-mode="lr-tb"/>
    </style:style>
    <style:style style:name="P188" style:family="paragraph" style:parent-style-name="Text_20_body">
      <style:paragraph-properties style:writing-mode="lr-tb"/>
      <style:text-properties officeooo:rsid="01e0c5f9" officeooo:paragraph-rsid="01e0c5f9"/>
    </style:style>
    <style:style style:name="P189" style:family="paragraph" style:parent-style-name="Standard">
      <style:paragraph-properties fo:text-align="center" style:justify-single-word="false"/>
    </style:style>
    <style:style style:name="P190" style:family="paragraph" style:parent-style-name="Front_20_Heading_20_1">
      <style:text-properties officeooo:paragraph-rsid="02132a17"/>
    </style:style>
    <style:style style:name="P191" style:family="paragraph" style:parent-style-name="Front_20_Subtitle">
      <style:text-properties officeooo:rsid="0235ac92" officeooo:paragraph-rsid="0235ac92"/>
    </style:style>
    <style:style style:name="P192" style:family="paragraph" style:parent-style-name="Standard" style:list-style-name="L1"/>
    <style:style style:name="P193" style:family="paragraph" style:parent-style-name="Standard" style:master-page-name="Section_20_Page">
      <style:paragraph-properties style:page-number="auto"/>
    </style:style>
    <style:style style:name="P194"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95" style:family="paragraph" style:parent-style-name="Heading_20_2" style:master-page-name="Start_20_Page">
      <style:paragraph-properties style:page-number="auto"/>
    </style:style>
    <style:style style:name="P196" style:family="paragraph" style:parent-style-name="Heading_20_2" style:list-style-name="" style:master-page-name="Start_20_Page">
      <style:paragraph-properties style:page-number="auto"/>
      <style:text-properties officeooo:rsid="022207a5" officeooo:paragraph-rsid="022207a5"/>
    </style:style>
    <style:style style:name="P197" style:family="paragraph" style:parent-style-name="Heading_20_2" style:master-page-name="Start_20_Page">
      <style:paragraph-properties style:page-number="auto"/>
      <style:text-properties officeooo:rsid="00e9e347" officeooo:paragraph-rsid="00e9e347"/>
    </style:style>
    <style:style style:name="P198" style:family="paragraph" style:parent-style-name="Heading_20_2" style:master-page-name="Start_20_Page">
      <style:paragraph-properties style:page-number="auto"/>
      <style:text-properties officeooo:rsid="0186fd47" officeooo:paragraph-rsid="0186fd47"/>
    </style:style>
    <style:style style:name="P199" style:family="paragraph" style:parent-style-name="Heading_20_2" style:master-page-name="Start_20_Page">
      <style:paragraph-properties style:page-number="auto"/>
      <style:text-properties officeooo:rsid="00ec08e3" officeooo:paragraph-rsid="00ec08e3"/>
    </style:style>
    <style:style style:name="P200" style:family="paragraph" style:parent-style-name="Heading_20_2" style:master-page-name="Start_20_Page">
      <style:paragraph-properties style:page-number="auto"/>
      <style:text-properties officeooo:rsid="014dc309" officeooo:paragraph-rsid="014dc309"/>
    </style:style>
    <style:style style:name="P201" style:family="paragraph" style:parent-style-name="Heading_20_2" style:list-style-name="" style:master-page-name="Start_20_Page">
      <style:paragraph-properties style:page-number="auto"/>
      <style:text-properties officeooo:rsid="0184ffb8" officeooo:paragraph-rsid="0184ffb8"/>
    </style:style>
    <style:style style:name="P202" style:family="paragraph" style:parent-style-name="Heading_20_2" style:master-page-name="Start_20_Page">
      <style:paragraph-properties style:page-number="auto"/>
      <style:text-properties officeooo:rsid="01784a64" officeooo:paragraph-rsid="01784a64"/>
    </style:style>
    <style:style style:name="P203" style:family="paragraph" style:parent-style-name="Heading_20_2" style:master-page-name="Start_20_Page">
      <style:paragraph-properties style:page-number="auto"/>
      <style:text-properties officeooo:rsid="017fa925" officeooo:paragraph-rsid="017fa925"/>
    </style:style>
    <style:style style:name="P204" style:family="paragraph" style:parent-style-name="Heading_20_2" style:master-page-name="Start_20_Page">
      <style:paragraph-properties style:page-number="auto"/>
      <style:text-properties officeooo:rsid="016f2f1e" officeooo:paragraph-rsid="016f2f1e"/>
    </style:style>
    <style:style style:name="P205" style:family="paragraph" style:parent-style-name="Heading_20_2" style:master-page-name="Start_20_Page">
      <style:paragraph-properties style:page-number="auto"/>
      <style:text-properties officeooo:rsid="01eb54df" officeooo:paragraph-rsid="01eb54df"/>
    </style:style>
    <style:style style:name="P206" style:family="paragraph" style:parent-style-name="Heading_20_2" style:master-page-name="Start_20_Page">
      <style:paragraph-properties style:page-number="auto"/>
      <style:text-properties officeooo:rsid="015914ee" officeooo:paragraph-rsid="015914ee"/>
    </style:style>
    <style:style style:name="P207" style:family="paragraph" style:parent-style-name="Heading_20_2" style:master-page-name="Start_20_Page">
      <style:paragraph-properties style:page-number="auto"/>
      <style:text-properties officeooo:rsid="012ba73d" officeooo:paragraph-rsid="012ba73d"/>
    </style:style>
    <style:style style:name="P208" style:family="paragraph" style:parent-style-name="Heading_20_2" style:master-page-name="Start_20_Page">
      <style:paragraph-properties style:page-number="auto"/>
      <style:text-properties officeooo:rsid="011b5b9d" officeooo:paragraph-rsid="011b5b9d"/>
    </style:style>
    <style:style style:name="P209" style:family="paragraph" style:parent-style-name="Heading_20_2" style:master-page-name="Start_20_Page">
      <style:paragraph-properties style:page-number="auto"/>
      <style:text-properties officeooo:rsid="0177142a" officeooo:paragraph-rsid="0177142a"/>
    </style:style>
    <style:style style:name="P210" style:family="paragraph" style:parent-style-name="Heading_20_2" style:master-page-name="Start_20_Page">
      <style:paragraph-properties style:page-number="auto"/>
      <style:text-properties officeooo:rsid="0198d508" officeooo:paragraph-rsid="0198d508"/>
    </style:style>
    <style:style style:name="P211" style:family="paragraph" style:parent-style-name="Heading_20_2" style:master-page-name="Start_20_Page">
      <style:paragraph-properties style:page-number="auto"/>
      <style:text-properties officeooo:rsid="016767fe" officeooo:paragraph-rsid="016767fe"/>
    </style:style>
    <style:style style:name="P212" style:family="paragraph" style:parent-style-name="Heading_20_2" style:master-page-name="Start_20_Page">
      <style:paragraph-properties style:page-number="auto"/>
      <style:text-properties officeooo:rsid="013da747" officeooo:paragraph-rsid="013da747"/>
    </style:style>
    <style:style style:name="P213" style:family="paragraph" style:parent-style-name="Heading_20_2" style:master-page-name="Start_20_Page">
      <style:paragraph-properties style:page-number="auto"/>
      <style:text-properties officeooo:rsid="01e0c5f9" officeooo:paragraph-rsid="01e0c5f9"/>
    </style:style>
    <style:style style:name="P214" style:family="paragraph" style:parent-style-name="Heading_20_2" style:master-page-name="Start_20_Page">
      <style:paragraph-properties style:page-number="auto"/>
      <style:text-properties officeooo:rsid="01913996" officeooo:paragraph-rsid="01913996"/>
    </style:style>
    <style:style style:name="P215" style:family="paragraph" style:parent-style-name="Heading_20_2" style:master-page-name="Start_20_Page">
      <style:paragraph-properties style:page-number="auto"/>
      <style:text-properties officeooo:rsid="01efb118" officeooo:paragraph-rsid="01efb118"/>
    </style:style>
    <style:style style:name="P216" style:family="paragraph" style:parent-style-name="Heading_20_2" style:master-page-name="Start_20_Page">
      <style:paragraph-properties style:page-number="auto"/>
      <style:text-properties officeooo:rsid="01ec70f1" officeooo:paragraph-rsid="01ec70f1"/>
    </style:style>
    <style:style style:name="P217" style:family="paragraph" style:parent-style-name="Heading_20_2" style:master-page-name="Back_20_Page">
      <style:paragraph-properties style:page-number="auto"/>
    </style:style>
    <style:style style:name="P218" style:family="paragraph" style:parent-style-name="Heading_20_2" style:master-page-name="Back_20_Page">
      <style:paragraph-properties style:page-number="auto"/>
      <style:text-properties officeooo:rsid="00c2630e" officeooo:paragraph-rsid="00df33ae"/>
    </style:style>
    <style:style style:name="P219" style:family="paragraph" style:parent-style-name="Heading_20_2" style:master-page-name="Back_20_Page">
      <style:paragraph-properties style:page-number="auto"/>
      <style:text-properties officeooo:paragraph-rsid="00df33ae"/>
    </style:style>
    <style:style style:name="P220" style:family="paragraph" style:parent-style-name="Heading_20_3">
      <style:text-properties officeooo:paragraph-rsid="01eb54df"/>
    </style:style>
    <style:style style:name="P221" style:family="paragraph" style:parent-style-name="Heading_20_3">
      <style:text-properties officeooo:rsid="011b5b9d" officeooo:paragraph-rsid="011b5b9d"/>
    </style:style>
    <style:style style:name="P222" style:family="paragraph" style:parent-style-name="Heading_20_3">
      <style:text-properties officeooo:rsid="01112f24" officeooo:paragraph-rsid="01112f24"/>
    </style:style>
    <style:style style:name="P223" style:family="paragraph" style:parent-style-name="Heading_20_3">
      <style:text-properties officeooo:rsid="00fb358e" officeooo:paragraph-rsid="00e1f6ce"/>
    </style:style>
    <style:style style:name="P224" style:family="paragraph" style:parent-style-name="Heading_20_3">
      <style:text-properties officeooo:paragraph-rsid="00e1f6ce"/>
    </style:style>
    <style:style style:name="P225" style:family="paragraph" style:parent-style-name="Heading_20_3">
      <style:text-properties officeooo:paragraph-rsid="00df33ae"/>
    </style:style>
    <style:style style:name="P226" style:family="paragraph" style:parent-style-name="Heading_20_3">
      <style:text-properties officeooo:rsid="00943c5f" officeooo:paragraph-rsid="00df33ae"/>
    </style:style>
    <style:style style:name="P227" style:family="paragraph" style:parent-style-name="Heading_20_3">
      <style:text-properties officeooo:rsid="00e01f40" officeooo:paragraph-rsid="00e01f40"/>
    </style:style>
    <style:style style:name="P228" style:family="paragraph" style:parent-style-name="Heading_20_3" style:master-page-name="Activity_20_Page">
      <style:paragraph-properties style:page-number="auto"/>
    </style:style>
    <style:style style:name="P229" style:family="paragraph" style:parent-style-name="Heading_20_3" style:master-page-name="Activity_20_Page">
      <style:paragraph-properties style:page-number="auto"/>
      <style:text-properties officeooo:paragraph-rsid="019fdb79"/>
    </style:style>
    <style:style style:name="P230" style:family="paragraph" style:parent-style-name="Heading_20_3" style:master-page-name="Activity_20_Page">
      <style:paragraph-properties style:page-number="auto"/>
      <style:text-properties officeooo:paragraph-rsid="01a0d030"/>
    </style:style>
    <style:style style:name="P231" style:family="paragraph" style:parent-style-name="Heading_20_3" style:master-page-name="Activity_20_Page">
      <style:paragraph-properties style:page-number="auto"/>
      <style:text-properties officeooo:paragraph-rsid="01479d1f"/>
    </style:style>
    <style:style style:name="P232" style:family="paragraph" style:parent-style-name="Heading_20_3" style:master-page-name="Activity_20_Page">
      <style:paragraph-properties style:page-number="auto"/>
      <style:text-properties officeooo:paragraph-rsid="01a2b351"/>
    </style:style>
    <style:style style:name="P233" style:family="paragraph" style:parent-style-name="Heading_20_3" style:master-page-name="Activity_20_Page">
      <style:paragraph-properties style:page-number="auto"/>
      <style:text-properties officeooo:paragraph-rsid="0147722c"/>
    </style:style>
    <style:style style:name="P234" style:family="paragraph" style:parent-style-name="Heading_20_3" style:master-page-name="Activity_20_Page">
      <style:paragraph-properties style:page-number="auto"/>
      <style:text-properties officeooo:paragraph-rsid="015ce51b"/>
    </style:style>
    <style:style style:name="P235" style:family="paragraph" style:parent-style-name="Heading_20_3" style:master-page-name="Activity_20_Page">
      <style:paragraph-properties style:page-number="auto"/>
      <style:text-properties officeooo:paragraph-rsid="01ab7c63"/>
    </style:style>
    <style:style style:name="P236" style:family="paragraph" style:parent-style-name="Heading_20_3" style:master-page-name="Activity_20_Page">
      <style:paragraph-properties style:page-number="auto"/>
      <style:text-properties officeooo:paragraph-rsid="01823f81"/>
    </style:style>
    <style:style style:name="P237" style:family="paragraph" style:parent-style-name="Heading_20_3" style:master-page-name="Activity_20_Page">
      <style:paragraph-properties style:page-number="auto"/>
      <style:text-properties officeooo:paragraph-rsid="015de30b"/>
    </style:style>
    <style:style style:name="P238" style:family="paragraph" style:parent-style-name="Heading_20_3" style:master-page-name="Activity_20_Page">
      <style:paragraph-properties style:page-number="auto"/>
      <style:text-properties officeooo:paragraph-rsid="01c1f3df"/>
    </style:style>
    <style:style style:name="P239" style:family="paragraph" style:parent-style-name="Heading_20_3" style:master-page-name="Activity_20_Page">
      <style:paragraph-properties style:page-number="auto"/>
      <style:text-properties officeooo:rsid="01323263" officeooo:paragraph-rsid="01cb66ba"/>
    </style:style>
    <style:style style:name="P240" style:family="paragraph" style:parent-style-name="Heading_20_3" style:master-page-name="Activity_20_Page">
      <style:paragraph-properties style:page-number="auto"/>
      <style:text-properties officeooo:rsid="01702d8a" officeooo:paragraph-rsid="01cb66ba"/>
    </style:style>
    <style:style style:name="P241" style:family="paragraph" style:parent-style-name="Heading_20_3" style:master-page-name="Activity_20_Page">
      <style:paragraph-properties style:page-number="auto"/>
      <style:text-properties officeooo:paragraph-rsid="01b0849b"/>
    </style:style>
    <style:style style:name="P242" style:family="paragraph" style:parent-style-name="Heading_20_3" style:master-page-name="Activity_20_Page">
      <style:paragraph-properties style:page-number="auto"/>
      <style:text-properties officeooo:rsid="016767fe" officeooo:paragraph-rsid="01cb66ba"/>
    </style:style>
    <style:style style:name="P243" style:family="paragraph" style:parent-style-name="Heading_20_3" style:master-page-name="Activity_20_Page">
      <style:paragraph-properties style:page-number="auto"/>
      <style:text-properties officeooo:paragraph-rsid="01b23094"/>
    </style:style>
    <style:style style:name="P244" style:family="paragraph" style:parent-style-name="Heading_20_3" style:master-page-name="Activity_20_Page">
      <style:paragraph-properties style:page-number="auto"/>
      <style:text-properties officeooo:paragraph-rsid="01a83aae"/>
    </style:style>
    <style:style style:name="P245" style:family="paragraph" style:parent-style-name="Heading_20_3" style:master-page-name="Activity_20_Page">
      <style:paragraph-properties style:page-number="auto"/>
      <style:text-properties officeooo:paragraph-rsid="01efb6a4"/>
    </style:style>
    <style:style style:name="P246" style:family="paragraph" style:parent-style-name="Heading_20_3" style:master-page-name="Activity_20_Page">
      <style:paragraph-properties style:page-number="auto"/>
      <style:text-properties officeooo:paragraph-rsid="01efbb63"/>
    </style:style>
    <style:style style:name="P247" style:family="paragraph" style:parent-style-name="Heading_20_1" style:master-page-name="Section_20_Page">
      <style:paragraph-properties style:page-number="auto"/>
    </style:style>
    <style:style style:name="P248" style:family="paragraph" style:parent-style-name="Heading_20_1" style:master-page-name="Section_20_Page">
      <style:paragraph-properties style:page-number="auto"/>
      <style:text-properties officeooo:rsid="00eba3aa" officeooo:paragraph-rsid="00eba3aa"/>
    </style:style>
    <style:style style:name="P249" style:family="paragraph" style:parent-style-name="Contents_20_1">
      <style:paragraph-properties>
        <style:tab-stops>
          <style:tab-stop style:position="0in"/>
          <style:tab-stop style:position="4.1299in" style:type="right"/>
        </style:tab-stops>
      </style:paragraph-properties>
    </style:style>
    <style:style style:name="P250" style:family="paragraph" style:parent-style-name="Contents_20_3">
      <style:paragraph-properties>
        <style:tab-stops>
          <style:tab-stop style:position="0in"/>
          <style:tab-stop style:position="3.7366in" style:type="right"/>
        </style:tab-stops>
      </style:paragraph-properties>
    </style:style>
    <style:style style:name="P251" style:family="paragraph" style:parent-style-name="Contents_20_2">
      <style:paragraph-properties>
        <style:tab-stops>
          <style:tab-stop style:position="3.9335in" style:type="right"/>
        </style:tab-stops>
      </style:paragraph-properties>
    </style:style>
    <style:style style:name="P252" style:family="paragraph" style:parent-style-name="Author_20_Bio" style:master-page-name="Section_20_Page">
      <style:paragraph-properties style:page-number="auto"/>
      <style:text-properties officeooo:paragraph-rsid="01d712f1"/>
    </style:style>
    <style:style style:name="P253" style:family="paragraph" style:parent-style-name="Author_20_Bio" style:master-page-name="Section_20_Page">
      <style:paragraph-properties style:page-number="auto"/>
      <style:text-properties officeooo:rsid="00c394a1" officeooo:paragraph-rsid="01c7e562"/>
    </style:style>
    <style:style style:name="P254" style:family="paragraph" style:parent-style-name="Author_20_Bio" style:list-style-name="">
      <style:text-properties officeooo:rsid="020e6f48" officeooo:paragraph-rsid="020e6f48"/>
    </style:style>
    <style:style style:name="P255" style:family="paragraph" style:parent-style-name="Author_20_Bio" style:list-style-name="">
      <style:text-properties officeooo:rsid="01593e97" officeooo:paragraph-rsid="01593e97"/>
    </style:style>
    <style:style style:name="P256" style:family="paragraph" style:parent-style-name="Activity_20_Body">
      <style:text-properties officeooo:rsid="01a2b351" officeooo:paragraph-rsid="01a2b351"/>
    </style:style>
    <style:style style:name="P257" style:family="paragraph" style:parent-style-name="Activity_20_Body" style:list-style-name="List_20_1">
      <style:text-properties officeooo:rsid="01ad54e1" officeooo:paragraph-rsid="026906ee"/>
    </style:style>
    <style:style style:name="P258" style:family="paragraph" style:parent-style-name="Activity_20_Body" style:list-style-name="List_20_1">
      <style:text-properties officeooo:rsid="01ae4895" officeooo:paragraph-rsid="01b4b319"/>
    </style:style>
    <style:style style:name="P259" style:family="paragraph" style:parent-style-name="Activity_20_Body" style:list-style-name="List_20_1">
      <style:text-properties fo:font-style="normal" officeooo:rsid="01ad54e1" officeooo:paragraph-rsid="026906ee" style:font-style-asian="normal" style:font-style-complex="normal"/>
    </style:style>
    <style:style style:name="P260" style:family="paragraph" style:parent-style-name="Activity_20_Body">
      <style:text-properties officeooo:rsid="01483549" officeooo:paragraph-rsid="01483549"/>
    </style:style>
    <style:style style:name="P261" style:family="paragraph" style:parent-style-name="Activity_20_Body" style:list-style-name="List_20_1">
      <style:text-properties officeooo:rsid="01483549" officeooo:paragraph-rsid="01483549"/>
    </style:style>
    <style:style style:name="P262" style:family="paragraph" style:parent-style-name="Activity_20_Body">
      <style:text-properties officeooo:rsid="01bbcd52" officeooo:paragraph-rsid="01bbcd52"/>
    </style:style>
    <style:style style:name="P263" style:family="paragraph" style:parent-style-name="Activity_20_Body">
      <style:text-properties officeooo:paragraph-rsid="0147722c"/>
    </style:style>
    <style:style style:name="P264" style:family="paragraph" style:parent-style-name="Activity_20_Body">
      <style:text-properties officeooo:rsid="01bd002f" officeooo:paragraph-rsid="01bd002f"/>
    </style:style>
    <style:style style:name="P265" style:family="paragraph" style:parent-style-name="Activity_20_Body">
      <style:text-properties officeooo:rsid="01bd796d" officeooo:paragraph-rsid="01bd796d"/>
    </style:style>
    <style:style style:name="P266" style:family="paragraph" style:parent-style-name="Activity_20_Body">
      <style:text-properties officeooo:rsid="01be56df" officeooo:paragraph-rsid="01be56df"/>
    </style:style>
    <style:style style:name="P267" style:family="paragraph" style:parent-style-name="Activity_20_Body">
      <style:text-properties officeooo:rsid="01ae6d24" officeooo:paragraph-rsid="01ae6d24"/>
    </style:style>
    <style:style style:name="P268" style:family="paragraph" style:parent-style-name="Activity_20_Body">
      <style:text-properties officeooo:rsid="02132a17" officeooo:paragraph-rsid="02132a17"/>
    </style:style>
    <style:style style:name="P269" style:family="paragraph" style:parent-style-name="Activity_20_Body">
      <style:text-properties officeooo:rsid="02137bbd" officeooo:paragraph-rsid="02137bbd"/>
    </style:style>
    <style:style style:name="P270" style:family="paragraph" style:parent-style-name="Activity_20_Body">
      <style:text-properties officeooo:rsid="01cb2d42" officeooo:paragraph-rsid="01cb2d42"/>
    </style:style>
    <style:style style:name="P271" style:family="paragraph" style:parent-style-name="Activity_20_Body">
      <style:text-properties officeooo:rsid="01cd31f1" officeooo:paragraph-rsid="01cd31f1"/>
    </style:style>
    <style:style style:name="P272" style:family="paragraph" style:parent-style-name="Activity_20_Body">
      <style:text-properties officeooo:rsid="01ce57a5" officeooo:paragraph-rsid="01ce57a5"/>
    </style:style>
    <style:style style:name="P273" style:family="paragraph" style:parent-style-name="Activity_20_Body" style:list-style-name="List_20_1">
      <style:text-properties officeooo:rsid="01ce57a5" officeooo:paragraph-rsid="01d22a02"/>
    </style:style>
    <style:style style:name="P274" style:family="paragraph" style:parent-style-name="Activity_20_Body">
      <style:text-properties officeooo:rsid="01d2b453" officeooo:paragraph-rsid="01d2b453"/>
    </style:style>
    <style:style style:name="P275" style:family="paragraph" style:parent-style-name="Activity_20_Body">
      <style:text-properties officeooo:rsid="01d3cf75" officeooo:paragraph-rsid="01d3cf75"/>
    </style:style>
    <style:style style:name="P276" style:family="paragraph" style:parent-style-name="Activity_20_Body">
      <style:text-properties officeooo:rsid="0213a7de" officeooo:paragraph-rsid="0213a7de"/>
    </style:style>
    <style:style style:name="P277" style:family="paragraph" style:parent-style-name="Activity_20_Body">
      <style:text-properties officeooo:rsid="01d982e5" officeooo:paragraph-rsid="01d982e5"/>
    </style:style>
    <style:style style:name="P278" style:family="paragraph" style:parent-style-name="Activity_20_Body">
      <style:text-properties officeooo:rsid="01dac0b5" officeooo:paragraph-rsid="01dac0b5"/>
    </style:style>
    <style:style style:name="P279" style:family="paragraph" style:parent-style-name="Activity_20_Body">
      <style:text-properties officeooo:rsid="01aa80a7" officeooo:paragraph-rsid="01aa80a7"/>
    </style:style>
    <style:style style:name="P280" style:family="paragraph" style:parent-style-name="Activity_20_Body">
      <style:text-properties officeooo:rsid="021584aa" officeooo:paragraph-rsid="021584aa"/>
    </style:style>
    <style:style style:name="P281" style:family="paragraph" style:parent-style-name="Activity_20_Body">
      <style:text-properties officeooo:rsid="0216f493" officeooo:paragraph-rsid="0216f493"/>
    </style:style>
    <style:style style:name="P282" style:family="paragraph" style:parent-style-name="Activity_20_Body">
      <style:text-properties officeooo:rsid="021794ca" officeooo:paragraph-rsid="021794ca"/>
    </style:style>
    <style:style style:name="P283" style:family="paragraph" style:parent-style-name="Front_20_Heading_20_1" style:master-page-name="Section_20_Page">
      <style:paragraph-properties style:page-number="auto"/>
    </style:style>
    <style:style style:name="P284" style:family="paragraph" style:parent-style-name="Front_20_Heading_20_1" style:master-page-name="Section_20_Page">
      <style:paragraph-properties style:page-number="auto"/>
      <style:text-properties officeooo:rsid="01b25c1e" officeooo:paragraph-rsid="01b25c1e"/>
    </style:style>
    <style:style style:name="P285" style:family="paragraph" style:parent-style-name="Front_20_Heading_20_1" style:master-page-name="Section_20_Page">
      <style:paragraph-properties style:page-number="auto"/>
      <style:text-properties officeooo:paragraph-rsid="00df33ae"/>
    </style:style>
    <style:style style:name="P286" style:family="paragraph" style:parent-style-name="Front_20_Heading_20_1" style:master-page-name="Contents_20_Page">
      <style:paragraph-properties style:page-number="auto"/>
    </style:style>
    <style:style style:name="P287" style:family="paragraph" style:parent-style-name="Bullet_20_List" style:list-style-name="L2"/>
    <style:style style:name="P288" style:family="paragraph" style:parent-style-name="Bullet_20_List" style:list-style-name="L3"/>
    <style:style style:name="P289" style:family="paragraph" style:parent-style-name="Bullet_20_List" style:list-style-name="L4"/>
    <style:style style:name="P290" style:family="paragraph" style:parent-style-name="Bullet_20_List" style:list-style-name="L5"/>
    <style:style style:name="P291" style:family="paragraph" style:parent-style-name="Bullet_20_List" style:list-style-name="L5">
      <style:text-properties officeooo:paragraph-rsid="014f7cfe"/>
    </style:style>
    <style:style style:name="P292" style:family="paragraph" style:parent-style-name="Bullet_20_List" style:list-style-name="L6"/>
    <style:style style:name="P293" style:family="paragraph" style:parent-style-name="Bullet_20_List" style:list-style-name="L7"/>
    <style:style style:name="P294" style:family="paragraph" style:parent-style-name="Bullet_20_List" style:list-style-name="L8"/>
    <style:style style:name="P295" style:family="paragraph" style:parent-style-name="Bullet_20_List" style:list-style-name="L9"/>
    <style:style style:name="P296" style:family="paragraph" style:parent-style-name="Bullet_20_List" style:list-style-name="L10"/>
    <style:style style:name="P297" style:family="paragraph" style:parent-style-name="Bullet_20_List" style:list-style-name="L11"/>
    <style:style style:name="P298" style:family="paragraph" style:parent-style-name="Bullet_20_List" style:list-style-name="L12"/>
    <style:style style:name="P299" style:family="paragraph" style:parent-style-name="Bullet_20_List" style:list-style-name="L13"/>
    <style:style style:name="P300" style:family="paragraph" style:parent-style-name="Bullet_20_List" style:list-style-name="L14"/>
    <style:style style:name="P301" style:family="paragraph" style:parent-style-name="Bullet_20_List" style:list-style-name="L15"/>
    <style:style style:name="P302" style:family="paragraph" style:parent-style-name="Bullet_20_List" style:list-style-name="L16"/>
    <style:style style:name="P303" style:family="paragraph" style:parent-style-name="Bullet_20_List" style:list-style-name="L16">
      <style:text-properties officeooo:paragraph-rsid="01e23fa2"/>
    </style:style>
    <style:style style:name="P304" style:family="paragraph" style:parent-style-name="Bullet_20_List" style:list-style-name="L17"/>
    <style:style style:name="P305" style:family="paragraph" style:parent-style-name="Bullet_20_List" style:list-style-name="L18"/>
    <style:style style:name="P306" style:family="paragraph" style:parent-style-name="Bullet_20_List" style:list-style-name="L19"/>
    <style:style style:name="P307" style:family="paragraph" style:parent-style-name="Bullet_20_List" style:list-style-name="L19">
      <style:text-properties officeooo:paragraph-rsid="01926f5f"/>
    </style:style>
    <style:style style:name="P308" style:family="paragraph" style:parent-style-name="Bullet_20_List" style:list-style-name="L20"/>
    <style:style style:name="P309" style:family="paragraph" style:parent-style-name="Bullet_20_List" style:list-style-name="L21"/>
    <style:style style:name="P310" style:family="paragraph" style:parent-style-name="Bullet_20_List" style:list-style-name="L22"/>
    <style:style style:name="P311" style:family="paragraph" style:parent-style-name="Bullet_20_List" style:list-style-name="L23"/>
    <style:style style:name="P312" style:family="paragraph" style:parent-style-name="Bullet_20_List" style:list-style-name="L24"/>
    <style:style style:name="P313" style:family="paragraph" style:parent-style-name="Bullet_20_List" style:list-style-name="L25">
      <style:text-properties officeooo:rsid="01dc8f75" officeooo:paragraph-rsid="01dc8f75"/>
    </style:style>
    <style:style style:name="P314" style:family="paragraph" style:parent-style-name="Bullet_20_List" style:list-style-name="L26"/>
    <style:style style:name="P315" style:family="paragraph" style:parent-style-name="Bullet_20_List" style:list-style-name="L26">
      <style:text-properties officeooo:rsid="01112f24" officeooo:paragraph-rsid="01112f24"/>
    </style:style>
    <style:style style:name="P316" style:family="paragraph" style:parent-style-name="Bullet_20_List" style:list-style-name="L27"/>
    <style:style style:name="P317" style:family="paragraph" style:parent-style-name="Bullet_20_List" style:list-style-name="L28"/>
    <style:style style:name="P318" style:family="paragraph" style:parent-style-name="Bullet_20_List" style:list-style-name="L29"/>
    <style:style style:name="P319" style:family="paragraph" style:parent-style-name="Bullet_20_List" style:list-style-name="L30"/>
    <style:style style:name="P320" style:family="paragraph" style:parent-style-name="Bullet_20_List" style:list-style-name="L31"/>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d312ae"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2681ecf" style:font-style-asian="italic" style:font-style-complex="italic"/>
    </style:style>
    <style:style style:name="T23" style:family="text">
      <style:text-properties fo:font-style="italic" officeooo:rsid="026906ee" style:font-style-asian="italic" style:font-style-complex="italic"/>
    </style:style>
    <style:style style:name="T24" style:family="text">
      <style:text-properties officeooo:rsid="01067681"/>
    </style:style>
    <style:style style:name="T25" style:family="text">
      <style:text-properties officeooo:rsid="01077874"/>
    </style:style>
    <style:style style:name="T26" style:family="text">
      <style:text-properties officeooo:rsid="010d35f4"/>
    </style:style>
    <style:style style:name="T27" style:family="text">
      <style:text-properties officeooo:rsid="00865ba9"/>
    </style:style>
    <style:style style:name="T28" style:family="text">
      <style:text-properties officeooo:rsid="00fb358e"/>
    </style:style>
    <style:style style:name="T29" style:family="text">
      <style:text-properties officeooo:rsid="00f8423e"/>
    </style:style>
    <style:style style:name="T30" style:family="text">
      <style:text-properties officeooo:rsid="00f9db80"/>
    </style:style>
    <style:style style:name="T31" style:family="text">
      <style:text-properties officeooo:rsid="01008e22"/>
    </style:style>
    <style:style style:name="T32" style:family="text">
      <style:text-properties officeooo:rsid="01020561"/>
    </style:style>
    <style:style style:name="T33" style:family="text">
      <style:text-properties officeooo:rsid="01031d52"/>
    </style:style>
    <style:style style:name="T34" style:family="text">
      <style:text-properties officeooo:rsid="010aa277"/>
    </style:style>
    <style:style style:name="T35" style:family="text">
      <style:text-properties officeooo:rsid="012cba8f"/>
    </style:style>
    <style:style style:name="T36" style:family="text">
      <style:text-properties officeooo:rsid="014dc309"/>
    </style:style>
    <style:style style:name="T37" style:family="text">
      <style:text-properties officeooo:rsid="0155ca5c"/>
    </style:style>
    <style:style style:name="T38" style:family="text">
      <style:text-properties officeooo:rsid="015a6647"/>
    </style:style>
    <style:style style:name="T39" style:family="text">
      <style:text-properties officeooo:rsid="01784a64"/>
    </style:style>
    <style:style style:name="T40" style:family="text">
      <style:text-properties officeooo:rsid="017b11c1"/>
    </style:style>
    <style:style style:name="T41" style:family="text">
      <style:text-properties officeooo:rsid="017d7fc8"/>
    </style:style>
    <style:style style:name="T42" style:family="text">
      <style:text-properties officeooo:rsid="0187cae2"/>
    </style:style>
    <style:style style:name="T43" style:family="text">
      <style:text-properties officeooo:rsid="018956ad"/>
    </style:style>
    <style:style style:name="T44" style:family="text">
      <style:text-properties officeooo:rsid="018e6961"/>
    </style:style>
    <style:style style:name="T45" style:family="text">
      <style:text-properties officeooo:rsid="018f2b3d"/>
    </style:style>
    <style:style style:name="T46" style:family="text">
      <style:text-properties officeooo:rsid="019dbf7d"/>
    </style:style>
    <style:style style:name="T47" style:family="text">
      <style:text-properties officeooo:rsid="01a4dc47"/>
    </style:style>
    <style:style style:name="T48" style:family="text">
      <style:text-properties officeooo:rsid="01a63eaf"/>
    </style:style>
    <style:style style:name="T49" style:family="text">
      <style:text-properties officeooo:rsid="01b64135"/>
    </style:style>
    <style:style style:name="T50" style:family="text">
      <style:text-properties officeooo:rsid="01bbcd52"/>
    </style:style>
    <style:style style:name="T51" style:family="text">
      <style:text-properties officeooo:rsid="01be56df"/>
    </style:style>
    <style:style style:name="T52" style:family="text">
      <style:text-properties officeooo:rsid="015914ee"/>
    </style:style>
    <style:style style:name="T53" style:family="text">
      <style:text-properties officeooo:rsid="01c8cb2e"/>
    </style:style>
    <style:style style:name="T54" style:family="text">
      <style:text-properties officeooo:rsid="01cb2d42"/>
    </style:style>
    <style:style style:name="T55" style:family="text">
      <style:text-properties officeooo:rsid="01dac0b5"/>
    </style:style>
    <style:style style:name="T56" style:family="text">
      <style:text-properties officeooo:rsid="01dc8f75"/>
    </style:style>
    <style:style style:name="T57" style:family="text">
      <style:text-properties officeooo:rsid="01e23fa2"/>
    </style:style>
    <style:style style:name="T58" style:family="text">
      <style:text-properties officeooo:rsid="01ee6753"/>
    </style:style>
    <style:style style:name="T59" style:family="text">
      <style:text-properties officeooo:rsid="01efb6a4"/>
    </style:style>
    <style:style style:name="T60" style:family="text">
      <style:text-properties officeooo:rsid="01f260bd"/>
    </style:style>
    <style:style style:name="T61" style:family="text">
      <style:text-properties officeooo:rsid="01ffad3c"/>
    </style:style>
    <style:style style:name="T62" style:family="text">
      <style:text-properties officeooo:rsid="0208b904"/>
    </style:style>
    <style:style style:name="T63" style:family="text">
      <style:text-properties officeooo:rsid="012553ad"/>
    </style:style>
    <style:style style:name="T64" style:family="text">
      <style:text-properties officeooo:rsid="000fdb50"/>
    </style:style>
    <style:style style:name="T65" style:family="text">
      <style:text-properties officeooo:rsid="021584aa"/>
    </style:style>
    <style:style style:name="T66" style:family="text">
      <style:text-properties officeooo:rsid="0223bc84"/>
    </style:style>
    <style:style style:name="T67" style:family="text">
      <style:text-properties officeooo:rsid="0228e222"/>
    </style:style>
    <style:style style:name="T68" style:family="text">
      <style:text-properties officeooo:rsid="0229d376"/>
    </style:style>
    <style:style style:name="T69" style:family="text">
      <style:text-properties officeooo:rsid="022b12f3"/>
    </style:style>
    <style:style style:name="T70" style:family="text">
      <style:text-properties officeooo:rsid="023b2eb8"/>
    </style:style>
    <style:style style:name="T71" style:family="text">
      <style:text-properties officeooo:rsid="0241a704"/>
    </style:style>
    <style:style style:name="T72" style:family="text">
      <style:text-properties officeooo:rsid="0241e729"/>
    </style:style>
    <style:style style:name="T73" style:family="text">
      <style:text-properties officeooo:rsid="02430df4"/>
    </style:style>
    <style:style style:name="T74" style:family="text">
      <style:text-properties officeooo:rsid="024423ab"/>
    </style:style>
    <style:style style:name="T75" style:family="text">
      <style:text-properties officeooo:rsid="0246063c"/>
    </style:style>
    <style:style style:name="T76" style:family="text">
      <style:text-properties officeooo:rsid="0246f21e"/>
    </style:style>
    <style:style style:name="T77" style:family="text">
      <style:text-properties officeooo:rsid="0249e56a"/>
    </style:style>
    <style:style style:name="T78" style:family="text">
      <style:text-properties officeooo:rsid="024aba8f"/>
    </style:style>
    <style:style style:name="T79" style:family="text">
      <style:text-properties officeooo:rsid="024ae427"/>
    </style:style>
    <style:style style:name="T80" style:family="text">
      <style:text-properties officeooo:rsid="024ae69b"/>
    </style:style>
    <style:style style:name="T81" style:family="text">
      <style:text-properties officeooo:rsid="02508b74"/>
    </style:style>
    <style:style style:name="T82" style:family="text">
      <style:text-properties officeooo:rsid="0253533d"/>
    </style:style>
    <style:style style:name="T83" style:family="text">
      <style:text-properties officeooo:rsid="0254d59a"/>
    </style:style>
    <style:style style:name="T84" style:family="text">
      <style:text-properties style:text-position="super 58%"/>
    </style:style>
    <style:style style:name="T85" style:family="text">
      <style:text-properties officeooo:rsid="0259f629"/>
    </style:style>
    <style:style style:name="T86" style:family="text">
      <style:text-properties officeooo:rsid="025b877c"/>
    </style:style>
    <style:style style:name="T87" style:family="text">
      <style:text-properties officeooo:rsid="025b9b25"/>
    </style:style>
    <style:style style:name="T88" style:family="text">
      <style:text-properties officeooo:rsid="025c7b9e"/>
    </style:style>
    <style:style style:name="T89" style:family="text">
      <style:text-properties officeooo:rsid="025e2ada"/>
    </style:style>
    <style:style style:name="T90" style:family="text">
      <style:text-properties officeooo:rsid="0260f1e7"/>
    </style:style>
    <style:style style:name="T91" style:family="text">
      <style:text-properties officeooo:rsid="02629a70"/>
    </style:style>
    <style:style style:name="T92" style:family="text">
      <style:text-properties officeooo:rsid="0264be50"/>
    </style:style>
    <style:style style:name="T93" style:family="text">
      <style:text-properties officeooo:rsid="02681ecf"/>
    </style:style>
    <style:style style:name="T94" style:family="text">
      <style:text-properties officeooo:rsid="026906ee"/>
    </style:style>
    <style:style style:name="T95" style:family="text">
      <style:text-properties officeooo:rsid="02694e11"/>
    </style:style>
    <style:style style:name="T96" style:family="text">
      <style:text-properties officeooo:rsid="026a3fe5"/>
    </style:style>
    <style:style style:name="T97" style:family="text">
      <style:text-properties officeooo:rsid="026da063"/>
    </style:style>
    <style:style style:name="T98" style:family="text">
      <style:text-properties officeooo:rsid="026e0410"/>
    </style:style>
    <style:style style:name="T99" style:family="text">
      <style:text-properties officeooo:rsid="0272992b"/>
    </style:style>
    <style:style style:name="T100" style:family="text">
      <style:text-properties officeooo:rsid="0273c0ab"/>
    </style:style>
    <style:style style:name="T101" style:family="text">
      <style:text-properties officeooo:rsid="0274d1e3"/>
    </style:style>
    <style:style style:name="T102" style:family="text">
      <style:text-properties officeooo:rsid="02758d88"/>
    </style:style>
    <style:style style:name="T103" style:family="text">
      <style:text-properties officeooo:rsid="027639c8"/>
    </style:style>
    <style:style style:name="T104" style:family="text">
      <style:text-properties officeooo:rsid="027a1bd6"/>
    </style:style>
    <style:style style:name="T105" style:family="text">
      <style:text-properties officeooo:rsid="027a6d2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4"><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86"><text:bookmark-start text:name="__RefHeading___Toc1312_518888843"/>Copyright<text:bookmark-end text:name="__RefHeading___Toc1312_518888843"/></text:p>
      <text:p text:style-name="P175">Copyright © 2017 Red Hat, Inc. All written content, as well as the cover image, licensed under a Creative Commons Attribution-ShareAlike 4.0 International License.<text:note text:id="ftn1" text:note-class="footnote"><text:note-citation>1</text:note-citation><text:note-body><text:p text:style-name="P111">http://creativecommons.org/licenses/by-sa/4.0/</text:p></text:note-body></text:note></text:p>
      <text:p text:style-name="P184">Mike Walker's <text:span text:style-name="T101">Lorem ipsum dolor sit amet, consectetur adipiscing elit.</text:span></text:p>
      <text:p text:style-name="P177">Jono Bacon's <text:span text:style-name="T100">"What's an IT culture, anyway?" originally appeared at</text:span> <text:span text:style-name="T100">https://opensource.com/article/17/5/what-is-IT-culture</text:span>.</text:p>
      <text:p text:style-name="P175">Gene Kim's "Organizational learning: a new perspective on DevOps" originally appeared at https://opensource.com/business/15/2/organizational-learning-new-perspective-devops.</text:p>
      <text:p text:style-name="P175">Jim Whitehurst's "Innovation requires new approaches to feedback and failure" originally appeared at https://opensource.com/open-organization/16/12/building-culture-innovation-your-organization.</text:p>
      <text:p text:style-name="P175">Jordan Morgan's "Why a Buffer developer open sourced his code" originally appeared at https://opensource.com/open-organization/16/5/buffer-open-culture.</text:p>
      <text:p text:style-name="P175">Gordon Haff's "A user's guide to failing faster" originally appeared at https://opensource.com/open-organization/17/4/accountability-by-design.</text:p>
      <text:p text:style-name="P175">Matt Micene's "Changing the way we think of change" originally appeared at https://opensource.com/article/17/4/changing-way-we-think-change.</text:p>
      <text:p text:style-name="P176">Chris Short's <text:span text:style-name="T62">"Five</text:span> laws every aspiring DevOps engineer should know<text:span text:style-name="T62">" </text:span>originally <text:span text:style-name="T62">appeared</text:span> at https://opensource.com/open-organization/17/5/5-devops-laws.</text:p>
      <text:p text:style-name="P178">Ron McFarland's "How new communication technologies are affecting peer-to-peer engagement" originally appeared at https://opensource.com/open-organization/16/4/how-new-communication-technologies-are-affecting-peer-peer-engagement.</text:p>
      <text:p text:style-name="P179"><text:soft-page-break/>Jackie Yeaney's "What engineers and marketers can learn from each other" originally appeared at https://opensource.com/open-organization/17/1/engineers-marketers-can-learn.</text:p>
      <text:p text:style-name="P180">Matt Thompson's "How to strengthen your agile heartbeat with powerful retrospectives" originally appeared at https://opensource.com/open-organization/16/11/checking-your-agile-workflow.</text:p>
      <text:p text:style-name="P179">Chad Whitacre's "The benefits of tracking issues publicly" originally appeared at https://opensource.com/open-organization/17/2/tracking-issues-publicly.</text:p>
      <text:p text:style-name="P181">Rebecca Fernandez's "Three essential skills for fostering productive debate" originally appeared at https://opensource.com/open-organization/17/5/fostering-productive-debate.</text:p>
      <text:p text:style-name="P182">Laura Hilliger's "What to do when your open team has impostor syndrome" originally appeared at https://opensource.com/open-organization/17/5/team-impostor-syndrome.</text:p>
      <text:p text:style-name="P183">Allison Matlack's "When innovation trumps <text:span text:style-name="T58">process</text:span>" originally appeared at https://opensource.com/open-organization/17/4/doing-the-right-things.</text:p>
      <text:p text:style-name="P176"><text:span text:style-name="T63">Lauri Apple's "</text:span>Better IT culture via the Socratic method<text:span text:style-name="T62">" originally appeared at https://opensource.com/open-organization/17/5/better-it-socratic-method.</text:span></text:p>
      <text:p text:style-name="P175">Stephen Gold's "A formula for running an accountable IT organization" originally appeared at https://enterprisersproject.com/article/2016/7/cvs-health-cio-shares-his-formula-running-effective-it-organization.</text:p>
      <text:p text:style-name="P283"><text:bookmark-start text:name="__RefHeading___Toc2046_1315693447"/>Colophon<text:bookmark-end text:name="__RefHeading___Toc2046_1315693447"/></text:p>
      <text:p text:style-name="P90">Typeset in DejaVu<text:note text:id="ftn2" text:note-class="footnote"><text:note-citation>2</text:note-citation><text:note-body><text:p text:style-name="P135">http://dejavu-fonts.org/wiki/Main_Page</text:p></text:note-body></text:note> and Overpass.<text:note text:id="ftn3" text:note-class="footnote"><text:note-citation>3</text:note-citation><text:note-body><text:p text:style-name="P135">http://overpassfont.org/</text:p></text:note-body></text:note> Produced with LibreOffice<text:note text:id="ftn4" text:note-class="footnote"><text:note-citation>4</text:note-citation><text:note-body><text:p text:style-name="P135">https://www.libreoffice.org/</text:p></text:note-body></text:note>. Cover design by Libby Levi.</text:p>
      <text:p text:style-name="Front_20_Heading_20_1">A note on style</text:p>
      <text:p text:style-name="P84">This book uses the lower-case term "agile" as a general descriptor for various development methods that embrace flexibility and <text:span text:style-name="T53">value</text:span> responsiveness, and the capitalized <text:span text:style-name="T53">term </text:span>"Agile" as a proper noun naming the specific development <text:span text:style-name="T70">principles</text:span> outlined in The Agile Manifesto.</text:p>
      <text:p text:style-name="P190"><text:bookmark-start text:name="__RefHeading___Toc1976_1055601491"/>Version <text:span text:style-name="T1">1.0</text:span><text:bookmark-end text:name="__RefHeading___Toc1976_1055601491"/></text:p>
      <text:p text:style-name="P189">June 2017</text:p>
      <text:p text:style-name="P285">Also in the series</text:p>
      <text:p text:style-name="P191">From Harvard Business Review Press</text:p>
      <text:p text:style-name="P147"><text:span text:style-name="T19">The Open Organization: </text:span><text:span text:style-name="T20">Igniting Passion and Performance</text:span></text:p>
      <text:p text:style-name="P191">From Opensource.com</text:p>
      <text:p text:style-name="P147">The Open Organization Field Guide: <text:span text:style-name="T24">Practical Tips for Igniting Passion and Performance</text:span></text:p>
      <text:p text:style-name="P147"><text:span text:style-name="T2">The Open Organization: </text:span>Catalyst-In-Chief</text:p>
      <text:p text:style-name="P148"><text:span text:style-name="T25">T</text:span>he Open Organization Leaders Manual: Instructions for Building the Workplace of the Future</text:p>
      <text:p text:style-name="P286"><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51"><text:a xlink:type="simple" xlink:href="#__RefHeading___Toc2312_1525055821" text:style-name="Index_20_Link" text:visited-style-name="Index_20_Link">Preface<text:tab/>9</text:a></text:p>
          <text:p text:style-name="P250"><text:a xlink:type="simple" xlink:href="#__RefHeading___Toc2314_1525055821" text:style-name="Index_20_Link" text:visited-style-name="Index_20_Link">Bryan Behrenshausen<text:tab/><text:tab/></text:a></text:p>
          <text:p text:style-name="P251"><text:a xlink:type="simple" xlink:href="#__RefHeading___Toc164_2120980716" text:style-name="Index_20_Link" text:visited-style-name="Index_20_Link">Introduction<text:tab/>13</text:a></text:p>
          <text:p text:style-name="P250"><text:a xlink:type="simple" xlink:href="#__RefHeading___Toc394_2120980716" text:style-name="Index_20_Link" text:visited-style-name="Index_20_Link">Mike Kelly<text:tab/><text:tab/></text:a></text:p>
          <text:p text:style-name="P249"><text:a xlink:type="simple" xlink:href="#__RefHeading___Toc2114_518888843" text:style-name="Index_20_Link" text:visited-style-name="Index_20_Link">Part 1: Principles<text:tab/><text:tab/></text:a></text:p>
          <text:p text:style-name="P251"><text:a xlink:type="simple" xlink:href="#__RefHeading___Toc11239_1273335479" text:style-name="Index_20_Link" text:visited-style-name="Index_20_Link">Introduction to Part 1<text:tab/>17</text:a></text:p>
          <text:p text:style-name="P250"><text:a xlink:type="simple" xlink:href="#__RefHeading___Toc11241_1273335479" text:style-name="Index_20_Link" text:visited-style-name="Index_20_Link">Mike Walker<text:tab/><text:tab/></text:a></text:p>
          <text:p text:style-name="P251"><text:a xlink:type="simple" xlink:href="#__RefHeading___Toc2276_253951683" text:style-name="Index_20_Link" text:visited-style-name="Index_20_Link">What's an IT culture, anyway?<text:tab/>21</text:a></text:p>
          <text:p text:style-name="P250"><text:a xlink:type="simple" xlink:href="#__RefHeading___Toc394_2120980716974" text:style-name="Index_20_Link" text:visited-style-name="Index_20_Link">Jono Bacon<text:tab/><text:tab/></text:a></text:p>
          <text:p text:style-name="P251"><text:a xlink:type="simple" xlink:href="#__RefHeading___Toc490_1873192014" text:style-name="Index_20_Link" text:visited-style-name="Index_20_Link">Organizational learning: A new perspective on DevOps<text:tab/>29</text:a></text:p>
          <text:p text:style-name="P250"><text:a xlink:type="simple" xlink:href="#__RefHeading___Toc394_2120980716973" text:style-name="Index_20_Link" text:visited-style-name="Index_20_Link">Gene Kim<text:tab/><text:tab/></text:a></text:p>
          <text:p text:style-name="P251"><text:a xlink:type="simple" xlink:href="#__RefHeading___Toc11499_559071773" text:style-name="Index_20_Link" text:visited-style-name="Index_20_Link">Innovation requires new approaches to feedback and<text:line-break/>failure<text:tab/>35</text:a></text:p>
          <text:p text:style-name="P250"><text:a xlink:type="simple" xlink:href="#__RefHeading___Toc394_2120980716972" text:style-name="Index_20_Link" text:visited-style-name="Index_20_Link">Jim Whitehurst<text:tab/><text:tab/></text:a></text:p>
          <text:p text:style-name="P251"><text:a xlink:type="simple" xlink:href="#__RefHeading___Toc1937_1772280585" text:style-name="Index_20_Link" text:visited-style-name="Index_20_Link">Transparency, failure, and other things I've learned to<text:line-break/>enjoy<text:tab/>40</text:a></text:p>
          <text:p text:style-name="P250"><text:a xlink:type="simple" xlink:href="#__RefHeading___Toc1939_1772280585" text:style-name="Index_20_Link" text:visited-style-name="Index_20_Link">Nick Hall<text:tab/><text:tab/></text:a></text:p>
          <text:p text:style-name="P251"><text:a xlink:type="simple" xlink:href="#__RefHeading___Toc566_221856997" text:style-name="Index_20_Link" text:visited-style-name="Index_20_Link">Why a Buffer developer open sourced his code<text:tab/>51</text:a></text:p>
          <text:p text:style-name="P250"><text:a xlink:type="simple" xlink:href="#__RefHeading___Toc568_221856997" text:style-name="Index_20_Link" text:visited-style-name="Index_20_Link">Jordan Morgan<text:tab/><text:tab/></text:a></text:p>
          <text:p text:style-name="P251"><text:a xlink:type="simple" xlink:href="#__RefHeading___Toc1927_1451014005" text:style-name="Index_20_Link" text:visited-style-name="Index_20_Link">A user's guide to failing faster<text:tab/>59</text:a></text:p>
          <text:p text:style-name="P250"><text:a xlink:type="simple" xlink:href="#__RefHeading___Toc1929_1451014005" text:style-name="Index_20_Link" text:visited-style-name="Index_20_Link">Gordon Haff<text:tab/><text:tab/></text:a></text:p>
          <text:p text:style-name="P251"><text:a xlink:type="simple" xlink:href="#__RefHeading___Toc2273_924381082" text:style-name="Index_20_Link" text:visited-style-name="Index_20_Link">Changing the way we think of change<text:tab/>65</text:a></text:p>
          <text:p text:style-name="P250"><text:a xlink:type="simple" xlink:href="#__RefHeading___Toc394_2120980716971331" text:style-name="Index_20_Link" text:visited-style-name="Index_20_Link">Matt Micene<text:tab/><text:tab/></text:a></text:p>
          <text:p text:style-name="P251"><text:a xlink:type="simple" xlink:href="#__RefHeading___Toc2539_1889952292" text:style-name="Index_20_Link" text:visited-style-name="Index_20_Link">Five laws every aspiring DevOps engineer should know<text:tab/>74</text:a></text:p>
          <text:p text:style-name="P250"><text:a xlink:type="simple" xlink:href="#__RefHeading___Toc394_2120980716976" text:style-name="Index_20_Link" text:visited-style-name="Index_20_Link">Chris Short<text:tab/><text:tab/></text:a></text:p>
          <text:p text:style-name="P251"><text:a xlink:type="simple" xlink:href="#__RefHeading___Toc2275_924381082" text:style-name="Index_20_Link" text:visited-style-name="Index_20_Link">Why you should build a team of boundary spanners<text:tab/>80</text:a></text:p>
          <text:p text:style-name="P250"><text:a xlink:type="simple" xlink:href="#__RefHeading___Toc394_2120980716971332" text:style-name="Index_20_Link" text:visited-style-name="Index_20_Link">DeLisa Alexander<text:tab/><text:tab/></text:a></text:p>
          <text:p text:style-name="P251"><text:a xlink:type="simple" xlink:href="#__RefHeading___Toc21417_44760311" text:style-name="Index_20_Link" text:visited-style-name="Index_20_Link">A new approach to operations<text:tab/>86</text:a></text:p>
          <text:p text:style-name="P250"><text:a xlink:type="simple" xlink:href="#__RefHeading___Toc394_2120980716971111" text:style-name="Index_20_Link" text:visited-style-name="Index_20_Link">Chrissy Linzy<text:tab/><text:tab/></text:a></text:p>
          <text:p text:style-name="P251"><text:soft-page-break/><text:a xlink:type="simple" xlink:href="#__RefHeading___Toc1826_1451014005" text:style-name="Index_20_Link" text:visited-style-name="Index_20_Link">How new communication technologies are affecting<text:line-break/>peer-to-peer engagement<text:tab/>93</text:a></text:p>
          <text:p text:style-name="P250"><text:a xlink:type="simple" xlink:href="#__RefHeading___Toc394_2120980716975" text:style-name="Index_20_Link" text:visited-style-name="Index_20_Link">Ron McFarland<text:tab/><text:tab/></text:a></text:p>
          <text:p text:style-name="P251"><text:a xlink:type="simple" xlink:href="#__RefHeading___Toc14542_1273335479" text:style-name="Index_20_Link" text:visited-style-name="Index_20_Link">What engineers and marketers can learn from each<text:line-break/>other<text:tab/>100</text:a></text:p>
          <text:p text:style-name="P250"><text:a xlink:type="simple" xlink:href="#__RefHeading___Toc14544_1273335479" text:style-name="Index_20_Link" text:visited-style-name="Index_20_Link">Jackie Yeaney<text:tab/><text:tab/></text:a></text:p>
          <text:p text:style-name="P249"><text:a xlink:type="simple" xlink:href="#__RefHeading___Toc588_2023088379" text:style-name="Index_20_Link" text:visited-style-name="Index_20_Link">Part 2: Practices<text:tab/><text:tab/></text:a></text:p>
          <text:p text:style-name="P251"><text:a xlink:type="simple" xlink:href="#__RefHeading___Toc421_1627857621" text:style-name="Index_20_Link" text:visited-style-name="Index_20_Link">Introduction to Part 2<text:tab/>108</text:a></text:p>
          <text:p text:style-name="P250"><text:a xlink:type="simple" xlink:href="#__RefHeading___Toc394_2120980716971" text:style-name="Index_20_Link" text:visited-style-name="Index_20_Link">Jason Yee<text:tab/><text:tab/></text:a></text:p>
          <text:p text:style-name="P251"><text:a xlink:type="simple" xlink:href="#__RefHeading___Toc1009_1273335479" text:style-name="Index_20_Link" text:visited-style-name="Index_20_Link">How to strengthen your agile heartbeat with powerful retrospectives<text:tab/>111</text:a></text:p>
          <text:p text:style-name="P250"><text:a xlink:type="simple" xlink:href="#__RefHeading___Toc394_21209807169714" text:style-name="Index_20_Link" text:visited-style-name="Index_20_Link">Matt Thompson<text:tab/><text:tab/></text:a></text:p>
          <text:p text:style-name="P251"><text:a xlink:type="simple" xlink:href="#__RefHeading___Toc19835_1273335479" text:style-name="Index_20_Link" text:visited-style-name="Index_20_Link">The benefits of tracking issues publicly<text:tab/>117</text:a></text:p>
          <text:p text:style-name="P250"><text:a xlink:type="simple" xlink:href="#__RefHeading___Toc394_212098071697131" text:style-name="Index_20_Link" text:visited-style-name="Index_20_Link">Chad Whitacre<text:tab/><text:tab/></text:a></text:p>
          <text:p text:style-name="P251"><text:a xlink:type="simple" xlink:href="#__RefHeading___Toc1011_1273335479" text:style-name="Index_20_Link" text:visited-style-name="Index_20_Link">Three essential skills for fostering productive debate<text:line-break/>in your IT team<text:tab/>123</text:a></text:p>
          <text:p text:style-name="P250"><text:a xlink:type="simple" xlink:href="#__RefHeading___Toc394_21209807169713" text:style-name="Index_20_Link" text:visited-style-name="Index_20_Link">Rebecca Fernandez<text:tab/><text:tab/></text:a></text:p>
          <text:p text:style-name="P251"><text:a xlink:type="simple" xlink:href="#__RefHeading___Toc2089_1893603728" text:style-name="Index_20_Link" text:visited-style-name="Index_20_Link">Mastering feedback loops<text:tab/>128</text:a></text:p>
          <text:p text:style-name="P250"><text:a xlink:type="simple" xlink:href="#__RefHeading___Toc394_212098071697133" text:style-name="Index_20_Link" text:visited-style-name="Index_20_Link">Jimmy Sjölund<text:tab/><text:tab/></text:a></text:p>
          <text:p text:style-name="P251"><text:a xlink:type="simple" xlink:href="#__RefHeading___Toc2091_1893603728" text:style-name="Index_20_Link" text:visited-style-name="Index_20_Link">What to do when your open team has impostor<text:line-break/>syndrome<text:tab/>135</text:a></text:p>
          <text:p text:style-name="P250"><text:a xlink:type="simple" xlink:href="#__RefHeading___Toc394_212098071697134" text:style-name="Index_20_Link" text:visited-style-name="Index_20_Link">Laura Hilliger<text:tab/><text:tab/></text:a></text:p>
          <text:p text:style-name="P251"><text:a xlink:type="simple" xlink:href="#__RefHeading___Toc1506_353656629" text:style-name="Index_20_Link" text:visited-style-name="Index_20_Link">When innovation trumps process<text:tab/>142</text:a></text:p>
          <text:p text:style-name="P250"><text:a xlink:type="simple" xlink:href="#__RefHeading___Toc394_212098071697132" text:style-name="Index_20_Link" text:visited-style-name="Index_20_Link">Allison Matlack<text:tab/><text:tab/></text:a></text:p>
          <text:p text:style-name="P251"><text:a xlink:type="simple" xlink:href="#__RefHeading___Toc687_221856997" text:style-name="Index_20_Link" text:visited-style-name="Index_20_Link">Better IT culture via the Socratic method<text:tab/>147</text:a></text:p>
          <text:p text:style-name="P250"><text:a xlink:type="simple" xlink:href="#__RefHeading___Toc394_21209807169712" text:style-name="Index_20_Link" text:visited-style-name="Index_20_Link">Lauri Apple<text:tab/><text:tab/></text:a></text:p>
          <text:p text:style-name="P251"><text:a xlink:type="simple" xlink:href="#__RefHeading___Toc2682_1959779453" text:style-name="Index_20_Link" text:visited-style-name="Index_20_Link">Forming and onboarding an agile team<text:tab/>158</text:a></text:p>
          <text:p text:style-name="P250"><text:a xlink:type="simple" xlink:href="#__RefHeading___Toc394_212098071697" text:style-name="Index_20_Link" text:visited-style-name="Index_20_Link">Jen Krieger and Hina Popal<text:tab/><text:tab/></text:a></text:p>
          <text:p text:style-name="P251"><text:a xlink:type="simple" xlink:href="#__RefHeading___Toc3115_550796223" text:style-name="Index_20_Link" text:visited-style-name="Index_20_Link">A formula for running an accountable IT organization<text:tab/>168</text:a></text:p>
          <text:p text:style-name="P250"><text:a xlink:type="simple" xlink:href="#__RefHeading___Toc3117_550796223" text:style-name="Index_20_Link" text:visited-style-name="Index_20_Link">Stephen Gold<text:tab/><text:tab/></text:a></text:p>
          <text:p text:style-name="P251"><text:a xlink:type="simple" xlink:href="#__RefHeading___Toc3691_1761192065" text:style-name="Index_20_Link" text:visited-style-name="Index_20_Link">Institutionalizing experimentation with impact<text:line-break/>mapping<text:tab/>174</text:a></text:p>
          <text:p text:style-name="P250"><text:a xlink:type="simple" xlink:href="#__RefHeading___Toc394_21209807169711" text:style-name="Index_20_Link" text:visited-style-name="Index_20_Link">Justin Holmes<text:tab/><text:tab/></text:a></text:p>
          <text:p text:style-name="P251"><text:soft-page-break/><text:a xlink:type="simple" xlink:href="#__RefHeading___Toc3693_1761192065" text:style-name="Index_20_Link" text:visited-style-name="Index_20_Link">Assuming positive intent when working across teams<text:tab/>180</text:a></text:p>
          <text:p text:style-name="P250"><text:a xlink:type="simple" xlink:href="#__RefHeading___Toc394_212098071697111" text:style-name="Index_20_Link" text:visited-style-name="Index_20_Link">Jonas Rosland<text:tab/><text:tab/></text:a></text:p>
          <text:p text:style-name="P249"><text:a xlink:type="simple" xlink:href="#__RefHeading___Toc822_1232125672" text:style-name="Index_20_Link" text:visited-style-name="Index_20_Link">Appendix<text:tab/><text:tab/></text:a></text:p>
          <text:p text:style-name="P251"><text:a xlink:type="simple" xlink:href="#__RefHeading___Toc824_1232125672" text:style-name="Index_20_Link" text:visited-style-name="Index_20_Link">The Open Organization Definition<text:tab/>189</text:a></text:p>
          <text:p text:style-name="P249"><text:a xlink:type="simple" xlink:href="#__RefHeading___Toc842_1232125672" text:style-name="Index_20_Link" text:visited-style-name="Index_20_Link">Learn More<text:tab/><text:tab/></text:a></text:p>
          <text:p text:style-name="P251"><text:a xlink:type="simple" xlink:href="#__RefHeading___Toc2382_190016556" text:style-name="Index_20_Link" text:visited-style-name="Index_20_Link">Additional resources<text:tab/>198</text:a></text:p>
          <text:p text:style-name="P251"><text:a xlink:type="simple" xlink:href="#__RefHeading___Toc2384_190016556" text:style-name="Index_20_Link" text:visited-style-name="Index_20_Link">Get involved<text:tab/>199</text:a></text:p>
        </text:index-body>
      </text:table-of-content>
      <text:p text:style-name="P26"/>
      <text:h text:style-name="P196"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86">"Culture is one of the two or three most complicated words in the English language."—Raymond Williams<text:note text:id="ftn5" text:note-class="footnote"><text:note-citation>5</text:note-citation><text:note-body><text:p text:style-name="P136">See <text:span text:style-name="T19">Keywords</text:span>, 1976.</text:p></text:note-body></text:note></text:p>
      <text:p text:style-name="P110">I doubt I (or cultural theorist Raymond Williams, for that matter) need to convince you of culture's complexity. After all, you've <text:span text:style-name="T95">just opened a</text:span> book offering to guide you through the confusing and <text:span text:style-name="T69">confounding</text:span> nature of a thing that's suddenly front and center in so many <text:span text:style-name="T69">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95">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1">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37">See "The Technology and the Society" in <text:span text:style-name="T19">Television: Technology and Cultural Form</text:span>, 1975.</text:p></text:note-body></text:note> <text:span text:style-name="T96">We tend, Williams observed, to imagine one as exclusively active and the other as lifelessly passive.</text:span> We'll often talk, for example, about certain technologies as simply the "byproducts" or "symptoms" of supposedly broader social forces <text:span text:style-name="T95">(</text:span>as if they were just the deposits of more important stuff that goes on between people<text:span text:style-name="T95">)</text:span>. Or we'll talk about certain technologies in the opposite way: as something able to single-handedly revamp and reconfigure entire aspects of society just by appearing on the scene <text:span text:style-name="T95">(</text:span>seemingly <text:span text:style-name="T96">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going process; they're of a piece. Any theory, explanation, or story insisting that they're easily divorced from one another is likely just light on critical details.</text:p>
      <text:p text:style-name="P55"><text:span text:style-name="T69">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95">the</text:span> ways we desire to work together inevitably shape the technological choices and decisions we make. We can no longer pretend to somehow have one without the other.<text:note text:id="ftn7" text:note-class="footnote"><text:note-citation>7</text:note-citation><text:note-body><text:p text:style-name="P137">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69">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95">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37">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37">https://opensource.com/open-organization/resources/open-decision-framework</text:p></text:note-body></text:note> an architecture for ensuring both the principles and the practices of openness work in productive tandem to realize the stellar results only openness can. We're grateful to the dozens of <text:span text:style-name="T81">writers</text:span>, <text:span text:style-name="T81">advisers</text:span>, <text:span text:style-name="T77">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37">https://github.com/open-organization-ambassadors/open-org-it-culture</text:p></text:note-body></text:note></text:p>
      <text:p text:style-name="P55">Please join our community, both there and at Opensource.com, to continue this important conversation about one of the most complicated words in the English language.</text:p>
      <text:p text:style-name="P165"><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197"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05">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66"><text:span text:style-name="T67">Mike Kelly</text:span> <text:span text:style-name="T68">is CIO at Red Hat. He's been recognized in the technology industry as a champion of talent development and leader of large multi-national, diverse, high-performance teams.</text:span></text:p>
      <text:p text:style-name="P252"/>
      <text:h text:style-name="P248" text:outline-level="1"><text:bookmark-start text:name="__RefHeading___Toc2114_518888843"/>Part 1: <text:span text:style-name="T66">Principles</text:span><text:bookmark-end text:name="__RefHeading___Toc2114_518888843"/></text:h>
      <text:h text:style-name="P195" text:outline-level="2"><text:bookmark-start text:name="__RefHeading___Toc11239_1273335479"/>Introduction <text:span text:style-name="T105">to Part 1</text:span><text:bookmark-end text:name="__RefHeading___Toc11239_1273335479"/></text:h>
      <text:p text:style-name="P9"><text:bookmark-start text:name="__RefHeading___Toc11241_1273335479"/>Mike Walker<text:bookmark-end text:name="__RefHeading___Toc11241_1273335479"/></text:p>
      <text:p text:style-name="First_20_Paragraph">In 2016, I launched Open Innovation Labs, a place where people seeking to leverage the principles of openness can work with a seasoned team to build innovative software that solves their most pressing business problems. It has been an exciting and daunting undertaking. Today, Open Innovation Labs imparts knowledge and best practices that emerge from the world's most successful open source projects, and we provide a residency-style experience that immerses teams in those practices.</text:p>
      <text:p text:style-name="P97">We generally partner with companies looking to do two things: Either they want to move quickly and be disruptive, or they see disruption as an existential threat and seek to adapt their behaviors to facilitate a more rapid pace of change.</text:p>
      <text:p text:style-name="P97">Our own team began as one of the former, but we suddenly found ourselves one of the latter. The lessons we learned as we made that transition—lessons about organizational culture and the power of openness to shape it—truly have made us better coaches today.</text:p>
      <text:p text:style-name="P97">Here's what happened.</text:p>
      <text:h text:style-name="Heading_20_3" text:outline-level="3">An identity crisis</text:h>
      <text:p text:style-name="P97">To launch <text:s/>Labs, I built a small, cross-functional team that immediately set to work doing the very things we encourage lab residents to do. First, we created hypothetical scenarios to <text:soft-page-break/>achieve our team's objective—which, in this case, was to accelerate our customers' work in a residency-style engagement and build enthusiasm for building applications the open source way. Then, we applied emerging technologies to build next-generation software that would help us explore those scenarios. We worked relentlessly to create a clever system for accelerating customers' efforts and delivering real value.</text:p>
      <text:p text:style-name="P97">We called that system "push-button infrastructure," or "PBI." PBI allows us to spin up a customer-ready Labs environment, built for speed and experimentation, in less than an hour. We took it to market as soon as we could (even before it was fully functional), and the reaction actually took us by surprise. "I want that!" was the most common response we received from customers and internal teams. We were onto something. The excitement was palpable.</text:p>
      <text:p text:style-name="P97">About nine months into the endeavor, one of my technical staff pointed out that another open source engineering team in the community had made a major breakthrough with their software—something that allowed them to create a system that could eventually replace much of what we'd built. What's more, this team was easily ten times larger than ours, with a huge ecosystem of partners to boot.</text:p>
      <text:p text:style-name="P97">I reached out to one of the project leaders, another open source advocate. He candidly told me that our group was the inspiration for much of their efforts. </text:p>
      <text:p text:style-name="P97">While I was flattered, my stomach also sank: Our little gem was already in danger of being disrupted by a more powerful force.</text:p>
      <text:p text:style-name="P97">The team took stock of the situation. We faced an identity crisis. If our core product became obsolete, then would we continue to exist? In that case, what was our core value proposition? What would we look like?</text:p>
      <text:h text:style-name="Heading_20_3" text:outline-level="3"><text:soft-page-break/>The primacy of principles</text:h>
      <text:p text:style-name="P97">We convened face-to-face to sketch our core value proposition in a group exercise called "mind mapping." It produced two strong revelations.</text:p>
      <text:p text:style-name="P97">The first was about PBI. As exciting as the technology was, it didn't actually define much of what made us special. In fact, it was barely on the mind map. If it came from another group, or was abandoned entirely, it still wouldn't stop us from achieving our mission. This was a big weight off of our collective shoulders.</text:p>
      <text:p text:style-name="P97">The second realization was about something more abstract: The team's most-valued asset was its shared belief system. We all named characteristics like "collaboration," "authenticity," "transparency," "accountability," "open decision making," "meritocracy," "adaptation," "experimentation," and "a focus on impacting people" as the things that made our team truly unique and capable of delivering value to our customers.</text:p>
      <text:p text:style-name="P97">These cultural principles came from our experience working in open source communities. We listed principles like:</text:p>
      <text:list xml:id="list2582003420483657010" text:style-name="L1">
        <text:list-item>
          <text:p text:style-name="P192">Shared problems are solved faster</text:p>
        </text:list-item>
        <text:list-item>
          <text:p text:style-name="P192">Transparency forces authenticity and honesty</text:p>
        </text:list-item>
        <text:list-item>
          <text:p text:style-name="P192">Participative communities are more open to change</text:p>
        </text:list-item>
        <text:list-item>
          <text:p text:style-name="P192">Open standards provide business agility</text:p>
        </text:list-item>
      </text:list>
      <text:p text:style-name="P97">Our core mission, we decided, was to share with our customers and partners these same principles over the course of our engagements with them—to help them leverage lessons from the open source world to build, better, more adaptive solutions to problems. This insight allowed us to pivot productively; we realized we should focus <text:span text:style-name="Emphasis">more</text:span> on imparting new ways of working together to catalyze organizational (and eventually cultural) change, and <text:span text:style-name="Emphasis">less</text:span> on any particular technical solution or offering.</text:p>
      <text:p text:style-name="P97"><text:soft-page-break/>Shortly after that meeting, we made the bold choice to utilize the great work coming from the external community we'd viewed as an existential threat only days before. We adapted our software to take better advantage of that offering. Doing this meant halting development on some of what we initially considered core material in order to ride a bigger, better wave.</text:p>
      <text:p text:style-name="P97">I still keep the result of that mind map on my desktop. It reminds me that our shared beliefs endure far beyond any particular experiment or project. It centers our team in a way that allows us to transcend the individual, and become part of a bigger purpose, satisfying a fundamental human desire that lays in each of us.</text:p>
      <text:p text:style-name="P97">As you read the first section of this guide, I hope you too will discover the benefits of building an organizational culture on open principles—one that transcends any individual effort and creates an enduring, shared purpose capable of inspiring teams long after we're all gone.</text:p>
      <text:p text:style-name="P168">Mike Walker is the Global Director of Red Hat's Open Innovation Labs, whose mission is to make it easier and quicker for customers to bring innovative ideas to life. He has 16 years of IT engineering and consulting experience with emerging technologies, including specializations in application development, cloud computing, data integration, high-performance computing, and distributed systems.</text:p>
      <text:h text:style-name="P198"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72">"Culture" is a pretty ambiguous word. Sure, reams of social science research explore exactly what exactly "culture" is, but to the average Joe and Josephine the word means something different than it does to academics. In most scenarios, "culture" <text:span text:style-name="T71">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1">In a typical organization, you have a number of different "pipelines," as people external to the organization get connected to different teams. Examples include:</text:p>
      <text:list xml:id="list8638441211114010553" text:style-name="L2">
        <text:list-item>
          <text:p text:style-name="P287"><text:span text:style-name="Strong_20_Emphasis">Sales</text:span>: prospects → leads → opportunities → customers</text:p>
        </text:list-item>
        <text:list-item>
          <text:p text:style-name="P287"><text:span text:style-name="Strong_20_Emphasis">Community</text:span>: users/consumers → advocates → contributors</text:p>
        </text:list-item>
        <text:list-item>
          <text:p text:style-name="P287"><text:span text:style-name="Strong_20_Emphasis">Recruiting</text:span>: prospects → candidates → employees</text:p>
        </text:list-item>
        <text:list-item>
          <text:p text:style-name="P287"><text:span text:style-name="Strong_20_Emphasis">Marketing</text:span>: broader audience → qualified → connected</text:p>
        </text:list-item>
      </text:list>
      <text:p text:style-name="P43">You'll also find pipelines that relate to workflow. Examples here include:</text:p>
      <text:list xml:id="list4646186754800463932" text:style-name="L3">
        <text:list-item>
          <text:p text:style-name="P288"><text:soft-page-break/><text:span text:style-name="Strong_20_Emphasis">Engineering</text:span>: product features/bugs → specs → code → reviews → product</text:p>
        </text:list-item>
        <text:list-item>
          <text:p text:style-name="P288"><text:span text:style-name="Strong_20_Emphasis">Product</text:span>: requirements → ideas → backlog → scoped items</text:p>
        </text:list-item>
        <text:list-item>
          <text:p text:style-name="P288"><text:span text:style-name="Strong_20_Emphasis">Marketing</text:span>: key messages/features → ideas → scoped items</text:p>
        </text:list-item>
        <text:list-item>
          <text:p text:style-name="P288"><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3">Done well, this reduces silos, integrates team cultures, and reduces complexity and road bumps along the way.</text:p>
      <text:h text:style-name="Heading_20_3" text:outline-level="3">2. Workflow should be asynchronous</text:h>
      <text:p text:style-name="P81">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1">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81"><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1">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1">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1">Remember that meritocracy is <text:span text:style-name="Emphasis">not</text:span> a framework or model. It <text:span text:style-name="T72">is </text:span>a philosophy. Meritocracy can be difficult to put into practice for all kinds of reasons, but I do think it is an important <text:span text:style-name="T72">guiding light for</text:span> our work.</text:p>
      <text:p text:style-name="P81">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81">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1">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1">As such, to really optimize an IT culture, we need to <text:span text:style-name="Emphasis">experiment</text:span>.</text:p>
      <text:p text:style-name="P81">The construction and execution of small<text:span text:style-name="T72">-</text:span> and large<text:span text:style-name="T72">-</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81"><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1">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1" text:note-class="footnote"><text:note-citation>11</text:note-citation><text:note-body><text:p text:style-name="P138">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he best IT leaders I've seen embrace failure have been remarkably upfront about failures, both organizationally and personally. They've said, "I screwed this up and this is how I <text:soft-page-break/>learned and became better from it.<text:span text:style-name="T44">"</text:span> These conversations can't be soundbites. They have to be authentic, and this can be tough for leaders of an organization to instill in their <text:span text:style-name="T73">daily routines</text:span>.</text:p>
      <text:p text:style-name="P44">Another element here is to <text:span text:style-name="T74">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ext:span text:style-name="T73">they've grown</text:span> and <text:span text:style-name="T73">improved</text:span> <text:span text:style-name="T73">as a result of</text:span> them.</text:p>
      <text:p text:style-name="P44">Of course, I am merely scratching the surface of what great IT culture is, but I think if you can take these five areas and start building them in your organization, you will see some great results.</text:p>
      <text:p text:style-name="P152">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29" text:outline-level="3">Chapter discussion and review</text:h>
      <text:list xml:id="list6760839861932896590" text:style-name="List_20_1">
        <text:list-item>
          <text:p text:style-name="P256">"Culture is critical," writes Jono. "It's the lifeblood of an organization, but it's complicated to understand and shape." What does "culture" mean to you? What role does it play in your organization?</text:p>
        </text:list-item>
        <text:list-item>
          <text:p text:style-name="P256">Jono stresses the value of <text:span text:style-name="T19">asynchronous work</text:span><text:span text:style-name="T3"> in fast-moving IT cultures. Does your team or organization leverage the power of asynchronous work? Should it? How?</text:span></text:p>
        </text:list-item>
        <text:list-item>
          <text:p text:style-name="P256">Does your team or organization foster a culture of experimentation? Where might experimentation be most beneficial to your work?</text:p>
        </text:list-item>
        <text:list-item>
          <text:p text:style-name="P256">What is a "meritocracy," and how might it work in your IT organization?</text:p>
        </text:list-item>
      </text:list>
      <text:h text:style-name="P195" text:outline-level="2"><text:bookmark-start text:name="__RefHeading___Toc490_1873192014"/>Organizational learning: <text:span text:style-name="T30">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3">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3">I</text:span>f we can't, at least enable quicker detection and recovery.</text:p>
      <text:p text:style-name="Text_20_body">And because we know that more important than <text:span text:style-name="T93">the </text:span><text:span text:style-name="T22">doing </text:span><text:span text:style-name="T18">of our </text:span>daily work is the <text:span text:style-name="Emphasis">improvement</text:span> of <text:span text:style-name="T93">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4">He suggests that</text:span> we need organizational learning because it enables helping our customers, ensures quality, creates competitive advantage and an energized and committed workforce, and it uncovers the truth.</text:p>
      <text:p text:style-name="Text_20_body"><text:span text:style-name="T94">We therefore</text:span> must create a culture that rewards learning, <text:span text:style-name="T94">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4">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4">Using s</text:span>tandards <text:span text:style-name="T94">that encompass</text:span> the sum of our organizational knowledge should be easier <text:span text:style-name="T94">than </text:span><text:span text:style-name="T23">not</text:span><text:span text:style-name="T94">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3517567910063117990" text:style-name="L4">
        <text:list-item>
          <text:p text:style-name="P289">Shared source code repository and thorough documentation that can be searched and widely reused</text:p>
        </text:list-item>
        <text:list-item>
          <text:p text:style-name="P289">Internal discussion groups for each library and service (e.g. "github-users" or "puppet-users"); often people having questions will get responses from other users faster than from the developers</text:p>
        </text:list-item>
        <text:list-item>
          <text:p text:style-name="P289">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4">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94">organizational learning</text:span> from Jim Stoneham, CEO of Opsmatic. In 2009, he was the general manager of the Yahoo! Communities business unit, which Flickr became a part of. Stoneham shared:</text:p>
      <text:p text:style-name="Quotations"><text:span text:style-name="T29">"</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9">"</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53">Gene Kim is a multiple award winning CTO, and researcher. He was founder and CTO of Tripwire for 13 years, and is an author of both <text:span text:style-name="T3">The Phoenix Project</text:span><text:span text:style-name="T19"> and </text:span><text:span text:style-name="T3">The DevOps Handbook.</text:span></text:p>
      <text:h text:style-name="P230" text:outline-level="3">Chapter discussion and review</text:h>
      <text:list xml:id="list113649730477485" text:continue-list="list6760839861932896590" text:style-name="List_20_1">
        <text:list-item>
          <text:p text:style-name="P257">Gene argues that "<text:span text:style-name="T94">we therefore must create a culture that rewards learning, even when it comes from failure.</text:span>" <text:span text:style-name="T50">D</text:span>oes your team or organization cultivate a culture that rewards learning? <text:span text:style-name="T50">How? </text:span>How could it improve at doing this?</text:p>
        </text:list-item>
        <text:list-item>
          <text:p text:style-name="P258">Does your organization <text:span text:style-name="T49">maintain</text:span> some kind of knowledge commons, a place to store the collective wisdom it builds? If not, do you think one would be useful? Why or why not? And how could you build one, if necessary?</text:p>
        </text:list-item>
        <text:list-item>
          <text:p text:style-name="P259">"<text:span text:style-name="T94">Using standards that encompass the sum of our organizational knowledge should be easier than </text:span><text:span text:style-name="Emphasis"><text:span text:style-name="T94">not</text:span></text:span><text:span text:style-name="T94"> using standards.</text:span>" Gene writes. What processes for standardization does your team or organization have in place? What can it standardize to enhance efficiency and reliability?</text:p>
        </text:list-item>
      </text:list>
      <text:h text:style-name="P199"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8">"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98">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2" text:note-class="footnote"><text:note-citation>12</text:note-citation><text:note-body><text:p text:style-name="P131">See Jimmy Sjölund's chapter in this volume.</text:p></text:note-body></text:note> Dialogue about <text:span text:style-name="T98">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3" text:note-class="footnote"><text:note-citation>13</text:note-citation><text:note-body><text:p text:style-name="P139">See Rebecca Fernandez's chapter in this volume.</text:p></text:note-body></text:note> The opposite of this kind of culture is one where feedback is a rarity—or, worse <text:span text:style-name="T98">yet</text:span>, where it's only positive. (<text:span text:style-name="T98">A</text:span>s I wrote in <text:span text:style-name="Emphasis">The Open Organization</text:span>, it's possible for organizations to be "terminally nice.")</text:p>
      <text:p text:style-name="Text_20_body">One of the things people receive feedback about is their failures. <text:span text:style-name="T98">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98">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4" text:note-class="footnote"><text:note-citation>14</text:note-citation><text:note-body><text:p text:style-name="P112">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98">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98">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50">Jim Whitehurst is President and Chief Executive Officer of Red Hat, the world's leading provider of open source enterprise IT products and services.</text:p>
      <text:h text:style-name="P231" text:outline-level="3">Chapter discussion and review</text:h>
      <text:list xml:id="list113649055195560" text:continue-numbering="true" text:style-name="List_20_1">
        <text:list-item>
          <text:p text:style-name="P260">"Organizational culture" is an important topic to IT leaders today. What does the term mean to you?</text:p>
        </text:list-item>
        <text:list-item>
          <text:p text:style-name="P260">How does your team currently handle feedback and address failure? How might you be able to change your approach to these issues?</text:p>
        </text:list-item>
        <text:list-item>
          <text:p text:style-name="P260">What do you think are your team's or organization's largest impediments to creating cultures of innovation?</text:p>
        </text:list-item>
        <text:list-item>
          <text:p text:style-name="P261">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200"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5" text:note-class="footnote"><text:note-citation>15</text:note-citation><text:note-body><text:p text:style-name="P116">Abbreviated "NH" in the footnotes. Edited by Bryan Behrenshausen ("BB" in the footnotes<text:span text:style-name="T50">).</text:span></text:p></text:note-body></text:note><text:bookmark-end text:name="__RefHeading___Toc1939_1772280585"/></text:p>
      <text:p text:style-name="P173"><text:s/>We've all heard statements that begin with phrases like these<text:span text:style-name="T36">:</text:span></text:p>
      <text:list xml:id="list4082687633340755945" text:style-name="L5">
        <text:list-item>
          <text:p text:style-name="P290">"Full disclosure . . ."</text:p>
        </text:list-item>
        <text:list-item>
          <text:p text:style-name="P290">"I'll admit . . ."</text:p>
        </text:list-item>
        <text:list-item>
          <text:p text:style-name="P291">"I'll be honest . . .<text:span text:style-name="T92">"</text:span><text:note text:id="ftn16" text:note-class="footnote"><text:note-citation>16</text:note-citation><text:note-body><text:p text:style-name="P117">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7" text:note-class="footnote"><text:note-citation>17</text:note-citation><text:note-body><text:p text:style-name="P117">Would be good to have an editors note or something with how many edits/revisions/changes/whatever went into the final form of this.—NH</text:p></text:note-body></text:note><text:span text:style-name="T84">,</text:span><text:note text:id="ftn18" text:note-class="footnote"><text:note-citation>18</text:note-citation><text:note-body><text:p text:style-name="P117">We can totally do that. <text:span text:style-name="T85">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19" text:note-class="footnote"><text:note-citation>19</text:note-citation><text:note-body><text:p text:style-name="P117">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4">,</text:span><text:note text:id="ftn20" text:note-class="footnote"><text:note-citation>20</text:note-citation><text:note-body><text:p text:style-name="P117">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1" text:note-class="footnote"><text:note-citation>21</text:note-citation><text:note-body><text:p text:style-name="P117">Another editorial option would be to actually begin the chapter here, which the reflexive approach of speaking to the chapter itself, as that's how you've currently ended the piece.—BB</text:p></text:note-body></text:note><text:span text:style-name="T84">,</text:span><text:note text:id="ftn22" text:note-class="footnote"><text:note-citation>22</text:note-citation><text:note-body><text:p text:style-name="P117">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3" text:note-class="footnote"><text:note-citation>23</text:note-citation><text:note-body><text:p text:style-name="P117">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86">to </text:span>our next point about the great interpersonal value in transparency and openness around failure.<text:note text:id="ftn24" text:note-class="footnote"><text:note-citation>24</text:note-citation><text:note-body><text:p text:style-name="P118">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5" text:note-class="footnote"><text:note-citation>25</text:note-citation><text:note-body><text:p text:style-name="P118">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6" text:note-class="footnote"><text:note-citation>26</text:note-citation><text:note-body><text:p text:style-name="P118">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1462843233294017269" text:style-name="L6">
        <text:list-item>
          <text:p text:style-name="P292"><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92"><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92"><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92"><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87">-</text:span>or<text:span text:style-name="T87">-</text:span>death matter, so perspective is important. You can always take corrective steps, and there are always <text:span text:style-name="T86">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7" text:note-class="footnote"><text:note-citation>27</text:note-citation><text:note-body><text:p text:style-name="P119">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32" text:outline-level="3">Chapter discussion and review</text:h>
      <text:list xml:id="list113650524422945" text:continue-list="list113649055195560" text:style-name="List_20_1">
        <text:list-item>
          <text:p text:style-name="P262">How transparent is your team? How transparent is your organization? Can you identify areas in which greater transparency could enhance your collective work?</text:p>
        </text:list-item>
        <text:list-item>
          <text:p text:style-name="P262">Do you agree with Nick when he argues that increased transparency leads to increased accountability in an organization? Why or why not? What limits to transparency must you acknowledge in your organization?</text:p>
        </text:list-item>
        <text:list-item>
          <text:p text:style-name="P262">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95"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8" text:note-class="footnote"><text:note-citation>28</text:note-citation><text:note-body><text:p text:style-name="P113">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9" text:note-class="footnote"><text:note-citation>29</text:note-citation><text:note-body><text:p text:style-name="P113">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2">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2">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2">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2">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2">It</text:span> felt like a perfect fit for our workplace and culture.</text:p>
      <text:h text:style-name="Heading_20_3" text:outline-level="3">Personal growth</text:h>
      <text:p text:style-name="Text_20_body"><text:span text:style-name="T32">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2">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2">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2">Eventually</text:span> it was. But first, I experienced an open source reality check: This was code that I wrote, and I didn't write it thinking that the world would one day examine it. <text:span text:style-name="T90">I</text:span>mpostor syndrome and doubt quickly crept in.<text:note text:id="ftn30" text:note-class="footnote"><text:note-citation>30</text:note-citation><text:note-body><text:p text:style-name="P132">See Laura Hilliger's chapter in this volume.</text:p></text:note-body></text:note> I started asking myself:</text:p>
      <text:list xml:id="list4748397138350428305" text:style-name="L7">
        <text:list-item>
          <text:p text:style-name="P293"><text:span text:style-name="T32">What</text:span> if this isn't any good?</text:p>
        </text:list-item>
        <text:list-item>
          <text:p text:style-name="P293">What if there are some mistakes?</text:p>
        </text:list-item>
        <text:list-item>
          <text:p text:style-name="P293">What if people think I didn't write the best parts (it was based on an existing open source project)</text:p>
        </text:list-item>
        <text:list-item>
          <text:p text:style-name="P293">What if I missed important shortcuts, like using the right APIs?</text:p>
        </text:list-item>
      </text:list>
      <text:p text:style-name="P63">In only a matter of hours, I experienced some important growth as an engineer. And that growth stemmed directly from two things:</text:p>
      <text:list xml:id="list7129365532699336108" text:style-name="L8">
        <text:list-item>
          <text:p text:style-name="P294">Working at a company who believed in us to share our code, and that it was the right thing to do</text:p>
        </text:list-item>
        <text:list-item>
          <text:p text:style-name="P294">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3">I </text:span>think this experience is an important one for software engineers to encounter. It made me realize that I had an incredi<text:soft-page-break/>ble learning opportunity in front of me. As the old adage goes: "Nobody bats <text:span text:style-name="T91">a thousand</text:span>." There were bound to be mistakes or rough edges, and that was completely okay. So, I shared the code.<text:note text:id="ftn31" text:note-class="footnote"><text:note-citation>31</text:note-citation><text:note-body><text:p text:style-name="P113">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4">README</text:span> file—and most of all, they were just thankful we released it!</text:p>
      <text:p text:style-name="Text_20_body"><text:span text:style-name="T33">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3">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3">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1">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49">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33" text:outline-level="3">Chapter discussion and review</text:h>
      <text:list xml:id="list113650841409165" text:continue-list="list113650524422945" text:style-name="List_20_1">
        <text:list-item>
          <text:p text:style-name="P263"><text:span text:style-name="T50">Jordan writes that values like transparency "tend to flow from the top of the organization</text:span>.<text:span text:style-name="T50">" Do you agree or disagree? What values do you see flowing from your organization's leadership?</text:span></text:p>
        </text:list-item>
        <text:list-item>
          <text:p text:style-name="P262">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62">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201"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38">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2">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2" text:note-class="footnote"><text:note-citation>32</text:note-citation><text:note-body><text:p text:style-name="P120">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2">i</text:span>nternet has a field day with both the individuals and the organizations.</text:p>
      <text:p text:style-name="Text_20_body">But how do we square that with the frequent <text:span text:style-name="T83">demand</text:span> to embrace failure in your DevOps culture?<text:note text:id="ftn33" text:note-class="footnote"><text:note-citation>33</text:note-citation><text:note-body><text:p text:style-name="P120">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3">In that book, <text:span text:style-name="T83">McArdle</text:span> describes the Marshmallow Challenge, an experiment<text:span text:style-name="T83">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4" text:note-class="footnote"><text:note-citation>34</text:note-citation><text:note-body><text:p text:style-name="P133">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3">(a</text:span>nd if you don't have failures, <text:span text:style-name="T83">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2">A</text:span>gile development<text:note text:id="ftn35" text:note-class="footnote"><text:note-citation>35</text:note-citation><text:note-body><text:p text:style-name="P141">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6" text:note-class="footnote"><text:note-citation>36</text:note-citation><text:note-body><text:p text:style-name="P142">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7" text:note-class="footnote"><text:note-citation>37</text:note-citation><text:note-body><text:p text:style-name="P120">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3">Avoiding </text:span>costly failures and subsequent blame will be <text:span text:style-name="T83">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8">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34" text:outline-level="3">Chapter discussion and review</text:h>
      <text:list xml:id="list113649251465697" text:continue-numbering="true" text:style-name="List_20_1">
        <text:list-item>
          <text:p text:style-name="P262">What's the relationship between failure and accountability?</text:p>
        </text:list-item>
        <text:list-item>
          <text:p text:style-name="P262">Do you agree with Gordon when he asserts that one can "fail well"? What does "failing well" involve? What does it look like?</text:p>
        </text:list-item>
        <text:list-item>
          <text:p text:style-name="P264">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02"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8">And like any change, it can be short-sighted. If you're focused on the change as a point solution—"Get a better tool to do alerting," for example<text:span text:style-name="T39">—</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7">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7">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Sloanianism get solidified and come to appear immovable.</text:p>
      <text:p text:style-name="P87">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7">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71">Agility ⟷ Stability</text:p>
      <text:p text:style-name="P170">Drawing new users ⟷ Existing users' experience</text:p>
      <text:p text:style-name="P170">Application getting features ⟷ Application available to use</text:p>
      <text:p text:style-name="P170">Beating the competition ⟷ Protecting revenue</text:p>
      <text:p text:style-name="P170">Fixing problems that come up ⟷ Preventing problems before they happen</text:p>
      <text:p text:style-name="P77"><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text:note text:id="ftn38" text:note-class="footnote"><text:note-citation>38</text:note-citation><text:note-body><text:p text:style-name="P123">https://thenewstack.io/parity-check-dont-afraid-shadow-yet/</text:p></text:note-body></text:note></text:span><text:span text:style-name="T12"> is the flip side of the coin; </text:span><text:soft-page-break/><text:span text:style-name="T12">recent estimates peg nearly 30 percent of IT spend outside the control of the IT organization. <text:s/></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9">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39" text:note-class="footnote"><text:note-citation>39</text:note-citation><text:note-body><text:p text:style-name="P124">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0">A colleague once told me he could explain DevOps to a project manager using only the vocabulary of the Information Technology Infrastructure Library framework.<text:note text:id="ftn40" text:note-class="footnote"><text:note-citation>40</text:note-citation><text:note-body><text:p text:style-name="P124">https://en.wikipedia.org/wiki/ITIL</text:p></text:note-body></text:note></text:p>
      <text:p text:style-name="P80">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75">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1">works at Red Hat, evangelizing Red Hat Enterprise Linux.</text:span> He has <text:span text:style-name="T40">more than</text:span> 10 years of experience in information technology, <text:span text:style-name="T40">where he's worked on </text:span>Solaris and Linux architecture and system design <text:span text:style-name="T40">as well as</text:span> data center design. <text:span text:style-name="T40">He's also spent many</text:span> long, coffee<text:span text:style-name="T40">-</text:span>filled nights <text:span text:style-name="T40">performing </text:span>system maintenance for various web-based service companies.</text:p>
      <text:h text:style-name="P235" text:outline-level="3">Chapter discussion and review</text:h>
      <text:list xml:id="list113649170282385" text:continue-numbering="true" text:style-name="List_20_1">
        <text:list-item>
          <text:p text:style-name="P265">What is Matt's argument about the relationship between "culture" and "tools" in organizations?</text:p>
        </text:list-item>
        <text:list-item>
          <text:p text:style-name="P265">What kinds of "received wisdom" or "legacy thinking" guide your team's or organization's approaches to work today? Are these still beneficial? Should you change or reframe them? How might you begin doing this?</text:p>
        </text:list-item>
        <text:list-item>
          <text:p text:style-name="P265">How would you say your organization currently feels about the issue of "change"?</text:p>
        </text:list-item>
        <text:list-item>
          <text:p text:style-name="P265">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03"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72"><text:bookmark text:name="docs-internal-guid-8a3719f0-8151-d32f-61b1-1f480b42efb1"/>"A good engineer is a lazy engineer," some <text:span text:style-name="T75">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75">start</text:span>). Banishing the phrase is difficult. <text:span text:style-name="T75">S</text:span>aying, "I'll have to do some research," or "I know someone that might be able to point me in the right direction," sounds much better. The point is: If you're discussing something as a possible task, chances are that <text:span text:style-name="T75">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text:span text:style-name="T75">and s</text:span>olutions to complex problems are at our fingertips. Make an effort to <text:span text:style-name="Emphasis">not</text:span> ask your peers how something works without reading its documentation first.</text:p>
      <text:p text:style-name="P91">Your peers spent time writing that documentation for a reason.</text:p>
      <text:p text:style-name="P91">Time is life's most precious resource, <text:span text:style-name="T75">so don't waste others' time.</text:span> If you have questions <text:span text:style-name="Emphasis">after</text:span> reading the documentation, then feel free to ask. The same goes for man pages. Developers spent time creating those documents, <text:span text:style-name="T75">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75">12</text:span>-factor app<text:note text:id="ftn41" text:note-class="footnote"><text:note-citation>41</text:note-citation><text:note-body><text:p text:style-name="P125">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75">and </text:span>then needed to ask how to do it? The answer is likely "zero." You probably have team members <text:span text:style-name="T75">who</text:span> can answer most of your questions. On the rare <text:span text:style-name="T75">occasion that</text:span> you must consult your manager, make sure you have at least searched for possible answers. <text:span text:style-name="T75">Someone once</text:span> told me, "Don't bring me problems; <text:span text:style-name="T75">p</text:span>resent solutions to me." It's quite a simple statement that has such a deep meaning in DevOps. If you are discussing a problem, you'll likely play a part in its solution. Instead of going to your leadership with a problem, <text:span text:style-name="T75">p</text:span>resent the problem and your solution to it.</text:p>
      <text:p text:style-name="Text_20_body">The solution to your problem will not fall out of the sky. Solving new problems requires searching for new answers. We live in an amazing time. <text:span text:style-name="T75">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75">sense that </text:span>team members <text:span text:style-name="T75">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76">with </text:span>business <text:soft-page-break/>deadlines <text:span text:style-name="T76">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76">(</text:span>or even simple scripts<text:span text:style-name="T76">)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76">b</text:span>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76">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76">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76">not theirs,</text:span> to understand the complexity of the systems and stacks you are <text:soft-page-break/>supporting. Put your foot down if you have to. Keep in <text:span text:style-name="T76">mind that </text:span>if you are having to put your foot down, <text:span text:style-name="T76">then</text:span> chances are you need to align yourself closer to the beginning of the project's feedback loops.<text:note text:id="ftn42" text:note-class="footnote"><text:note-citation>42</text:note-citation><text:note-body><text:p text:style-name="P130">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2"><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3" text:note-class="footnote"><text:note-citation>43</text:note-citation><text:note-body><text:p text:style-name="P141">See Chrissy Linzy's chapter in this volume</text:p></text:note-body></text:note> To become one of them, make preventing future technical debts a constant focus of your work.</text:p>
      <text:p text:style-name="P92">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35" text:outline-level="3">Chapter discussion and review</text:h>
      <text:list xml:id="list113649445491227" text:continue-numbering="true" text:style-name="List_20_1">
        <text:list-item>
          <text:p text:style-name="P265">Chris cites <text:span text:style-name="T51">an</text:span> old adage that "a good engineer is a lazy engineer." What does this mean? Was it ever true? Is it true today? Why or why not?</text:p>
        </text:list-item>
        <text:list-item>
          <text:p text:style-name="P265">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66">"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04"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1">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97">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62">DeLisa Alexander is Executive Vice President and Chief People Officer at Red Hat.</text:p>
      <text:h text:style-name="P236" text:outline-level="3">Chapter discussion and review</text:h>
      <text:list xml:id="list113649223165460" text:continue-numbering="true" text:style-name="List_20_1">
        <text:list-item>
          <text:p text:style-name="P267">What opportunities for "boundary spanning" do you see in your current team or organization?</text:p>
        </text:list-item>
        <text:list-item>
          <text:p text:style-name="P267">If you could shadow someone on your team or in your organization for a day, who would you choose? Why? What would be the most valuable insight you'd achieve by doing this?</text:p>
        </text:list-item>
        <text:list-item>
          <text:p text:style-name="P266">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67">Does your organization facilitate cross-platform mentorships? Could it? What might be the value of doing (or not doing) this?</text:p>
        </text:list-item>
      </text:list>
      <text:h text:style-name="P205"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74">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78">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78">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78">properly</text:span>.</text:p>
      <text:p text:style-name="P54">This need for specialization has driven many IT organizations to begin focusing on a DevOps model, or <text:span text:style-name="T78">a </text:span>model that incorporates both developers and infrastructure <text:span text:style-name="T78">with</text:span> operations team members in one area. This <text:span text:style-name="T78">model </text:span>allows these team mem<text:soft-page-break/>bers to better understand the environment from end to end, <text:span text:style-name="T78">while allowing</text:span> for a more collaborative workplace, one with more opportunities for everyone.</text:p>
      <text:p text:style-name="P54"><text:span text:style-name="T78">T</text:span>raditional approaches to operations are changing. Today, <text:span text:style-name="T78">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78">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78">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78">When you add</text:span> operational support for the application and the infrastructure to the mix, the full stack engineer fallacy becomes even more apparent.</text:p>
      <text:p text:style-name="Text_20_body">Expecting someone to be proficient in all of these areas does not <text:span text:style-name="T78">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78">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79">safely</text:span>? Whose responsibility is this? More importantly, as applications migrate to these shared environments, <text:span text:style-name="T79">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 <text:span text:style-name="T79">quicker.</text:span><text:note text:id="ftn44" text:note-class="footnote"><text:note-citation>44</text:note-citation><text:note-body><text:p text:style-name="P141">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79">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79">becomes</text:span> more difficult.</text:p>
      <text:p text:style-name="P54">At the other end of the application lifecycle is the task of retiring outdated technology. All too often, <text:span text:style-name="T79">the </text:span>organizational focus is on deploying new tools to solve pressing business problems, and IT departments end up with a mix of old and new technologies to support. Without a team focusing on the entire application lifecycle, operations teams can <text:span text:style-name="T79">get</text:span> bogged down in the ongoing support of too many applications. By <text:span text:style-name="T79">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79">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79">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0">-</text:span>to<text:span text:style-name="T80">-</text:span>end support of their applications and services, IT departments can now consolidate applications with similar functions into smaller teams. And by then standardizing tools across these teams, developers and operations engineers can function <text:span text:style-name="T80">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0">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0">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54"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20" text:outline-level="3"><text:soft-page-break/>Chapter discussion and review</text:h>
      <text:list xml:id="list113650151953074" text:continue-numbering="true" text:style-name="List_20_1">
        <text:list-item>
          <text:p text:style-name="P268">What is a "full stack team," in your opinion? Is your team a full stack team? What would it need <text:span text:style-name="T80">if it were to</text:span> become one?</text:p>
        </text:list-item>
        <text:list-item>
          <text:p text:style-name="P269">What coordinated knowledge-sharing practices does your team employ? How does your team store and share knowledge it gathers from all points in an application's <text:span text:style-name="T80">lifecycle</text:span>? Are your teams current methods adequate?</text:p>
        </text:list-item>
        <text:list-item>
          <text:p text:style-name="P269">Chrissy suggests that "focusing on standardization means that the infrastructure teams will not need to learn how to configure an environment for multiple test environments or code repositories." <text:span text:style-name="T80">W</text:span>hat are your team's methods of standardization? Is anything <text:span text:style-name="T19">not</text:span><text:span text:style-name="T3"> standardized that </text:span><text:span text:style-name="T19">should</text:span><text:span text:style-name="T3"> be standardized? How does your team strike a balance between standardization and innovation?</text:span></text:p>
        </text:list-item>
      </text:list>
      <text:h text:style-name="P206"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08"><text:span text:style-name="T14">Both </text:span><text:span text:style-name="Emphasis"><text:span text:style-name="T52">The Open Organization</text:span></text:span><text:span text:style-name="T14"> and </text:span><text:span text:style-name="Emphasis"><text:span text:style-name="T52">The Open Organization Field Guide</text:span></text:span><text:span text:style-name="Emphasis"><text:span text:style-name="T52"><text:note text:id="ftn45" text:note-class="footnote"><text:note-citation>45</text:note-citation><text:note-body><text:p text:style-name="P143">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88">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89">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89">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89">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89">s</text:span> <text:span text:style-name="T89">with </text:span>widely disbursed members <text:span text:style-name="T89">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55"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37" text:outline-level="3">Chapter discussion and review</text:h>
      <text:list xml:id="list113650882757105" text:continue-numbering="true" text:style-name="List_20_1">
        <text:list-item>
          <text:p text:style-name="P267">Do you think your organization adequately fosters front-line, peer-to-peer activity and engagement? If not, what could it do to better cultivate this?</text:p>
        </text:list-item>
        <text:list-item>
          <text:p text:style-name="P267">Ron says that effective decisions consider four factors: volume, speed, quality, and distribution. Can you think of others? Would you revise this list in light of the decisions you and your teammates must make regularly?</text:p>
        </text:list-item>
        <text:list-item>
          <text:p text:style-name="P267">How would you describe your team's approach to peer-to-peer communication technologies? Does it utilize them sufficiently? Too little? Too much?</text:p>
        </text:list-item>
      </text:list>
      <text:h text:style-name="P195"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45130904934122302" text:style-name="L9">
        <text:list-item>
          <text:p text:style-name="P295">"Marketing is a waste of money that we should be putting into actual product development."</text:p>
        </text:list-item>
        <text:list-item>
          <text:p text:style-name="P295">"Those marketers just throw stuff against the wall and hope it sticks. Where's the discipline?"</text:p>
        </text:list-item>
        <text:list-item>
          <text:p text:style-name="P295">"Does anyone actually read this stuff?"</text:p>
        </text:list-item>
        <text:list-item>
          <text:p text:style-name="P295">"The best thing a marketer can tell me is how to unsubscribe, unfollow, and unfriend."</text:p>
        </text:list-item>
      </text:list>
      <text:p text:style-name="P169">And here's my personal favorite:</text:p>
      <text:p text:style-name="Text_20_body"><text:span text:style-name="Emphasis">"Marketing is all </text:span><text:span text:style-name="Emphasis"><text:span text:style-name="T102">fluff</text:span></text:span><text:span text:style-name="Emphasis">."</text:span></text:p>
      <text:p text:style-name="Text_20_body">That last one is simply incorrect—but more than that, <text:span text:style-name="T104">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6" text:note-class="footnote"><text:note-citation>46</text:note-citation><text:note-body><text:p text:style-name="P114">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text:span text:style-name="T102">y</text:span><text:note text:id="ftn47" text:note-class="footnote"><text:note-citation>47</text:note-citation><text:note-body><text:p text:style-name="P114">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6840844428209174611" text:style-name="L10">
        <text:list-item>
          <text:p text:style-name="P296">Passion</text:p>
        </text:list-item>
        <text:list-item>
          <text:p text:style-name="P296">Open-mindedness</text:p>
        </text:list-item>
        <text:list-item>
          <text:p text:style-name="P296"><text:soft-page-break/>Curiosity</text:p>
        </text:list-item>
        <text:list-item>
          <text:p text:style-name="P296">Cultivation of craft</text:p>
        </text:list-item>
        <text:list-item>
          <text:p text:style-name="P296">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9">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5">is </text:span>Chief Marketing Officer at Ellucian. <text:span text:style-name="T35">When she wrote this chapter, she was Executive Vice President of Marketing and Strategy for Red Hat.</text:span></text:p>
      <text:h text:style-name="P228" text:outline-level="3"><text:bookmark-start text:name="__RefHeading___Toc260_190016556"/>Chapter discussion and review<text:bookmark-end text:name="__RefHeading___Toc260_190016556"/></text:h>
      <text:list xml:id="list113650992392422" text:continue-list="list113650882757105" text:style-name="List_20_1">
        <text:list-item>
          <text:p text:style-name="P267">How would you describe the relationship between the engineers and the marketers in your organization? Are you satisfied with that <text:span text:style-name="T103">relationship</text:span>? Would you change it? If so, how?</text:p>
        </text:list-item>
        <text:list-item>
          <text:p text:style-name="P267">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67">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93"/>
      <text:h text:style-name="P247" text:outline-level="1"><text:bookmark-start text:name="__RefHeading___Toc588_2023088379"/>Part 2: <text:span text:style-name="T66">Practices</text:span><text:bookmark-end text:name="__RefHeading___Toc588_2023088379"/></text:h>
      <text:h text:style-name="P207" text:outline-level="2"><text:bookmark-start text:name="__RefHeading___Toc421_1627857621"/>Introduction <text:span text:style-name="T99">to Part 2</text:span><text:bookmark-end text:name="__RefHeading___Toc421_1627857621"/></text:h>
      <text:p text:style-name="P10"><text:bookmark-start text:name="__RefHeading___Toc394_2120980716971"/>Jason Yee<text:bookmark-end text:name="__RefHeading___Toc394_2120980716971"/></text:p>
      <text:p text:style-name="P106">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67">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208"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99">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2">A</text:span>gile development and its various (funnily-named) flavors like "Scrum" and "Kanban," but the underlying logic is simple: Break big jobs into small time-bound sprints, then design a process and ritual for unpacking:</text:p>
      <text:list xml:id="list7195525740790559536" text:style-name="L11">
        <text:list-item>
          <text:p text:style-name="P297">what you accomplished in the last sprint</text:p>
        </text:list-item>
        <text:list-item>
          <text:p text:style-name="P297">what you learned from it</text:p>
        </text:list-item>
        <text:list-item>
          <text:p text:style-name="P297">what you're going to tackle in the next one</text:p>
        </text:list-item>
      </text:list>
      <text:h text:style-name="P221" text:outline-level="3">From <text:span text:style-name="T54">'</text:span>sprints<text:span text:style-name="T54">'</text:span> to <text:span text:style-name="T54">'</text:span>heartbeats,<text:span text:style-name="T54">'</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4">'</text:span>Too busy to think<text:span text:style-name="T54">'</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2">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7994856917241330722" text:style-name="L12">
        <text:list-item>
          <text:p text:style-name="P298">What went well in the last heartbeat?</text:p>
        </text:list-item>
        <text:list-item>
          <text:p text:style-name="P298">What could have gone better?</text:p>
        </text:list-item>
        <text:list-item>
          <text:p text:style-name="P298">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8669417468420279569" text:style-name="L13">
        <text:list-item>
          <text:p text:style-name="P299"><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99"><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99"><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99"><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99"><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99"><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99"><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1600585851500886262" text:style-name="L14">
        <text:list-item>
          <text:p text:style-name="P300"><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300"><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300"><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300"><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300"><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56">Matt Thompson is <text:span text:style-name="T37">a 2017 Mozilla Fellow and an Agile trainer for non-profit organizations.</text:span></text:p>
      <text:h text:style-name="P238" text:outline-level="3">Chapter discussion and review</text:h>
      <text:list xml:id="list113650678437806" text:continue-list="list113650992392422" text:style-name="List_20_1">
        <text:list-item>
          <text:p text:style-name="P270">Does your team perform regular "health checks" and "heartbeats"? If not, do you think your team would benefit from these? Why or why not? If so, what do you think are the most important benefits of conducting them?</text:p>
        </text:list-item>
        <text:list-item>
          <text:p text:style-name="P270">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70">Have you ever experienced what Matt calls a "bad" retrospective? What made it ineffective? How can you help your team avoid bad retrospectives?</text:p>
        </text:list-item>
      </text:list>
      <text:h text:style-name="P195"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88">In simplest terms</text:span>,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48" text:note-class="footnote"><text:note-citation>48</text:note-citation><text:note-body><text:p text:style-name="P115">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49" text:note-class="footnote"><text:note-citation>49</text:note-citation><text:note-body><text:p text:style-name="P115">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50" text:note-class="footnote"><text:note-citation>50</text:note-citation><text:note-body><text:p text:style-name="P115">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1" text:note-class="footnote"><text:note-citation>51</text:note-citation><text:note-body><text:p text:style-name="P115">https://github.com/gratipay/bot</text:p></text:note-body></text:note> Admittedly, this is a somewhat advanced use case. If you reach this point, you will be far along in using a public issue tracker to open up your organization!</text:p>
      <text:p text:style-name="P33">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57">Chad Whitacre is the founder of Gratipay, an open organization with a mission to cultivate an economy of gratitude, generosity, and love. Gratipay offers pay-what-you-want payments and take-what-you-want payouts for open organizations.</text:p>
      <text:h text:style-name="P239" text:outline-level="3">Chapter discussion and review</text:h>
      <text:list xml:id="list113650467741395" text:continue-numbering="true" text:style-name="List_20_1">
        <text:list-item>
          <text:p text:style-name="P271">Does your team use a public issue tracker to make its goals and activities visible to the rest of the organization? To parties outside the organization? If not, what might change if you began tracking issues this way?</text:p>
        </text:list-item>
        <text:list-item>
          <text:p text:style-name="P271">Think about an item on your personal to-do list. How might making that item public impact the way you work on it?</text:p>
        </text:list-item>
        <text:list-item>
          <text:p text:style-name="P271">Are you able to "default to deciding in public," as Chad puts it? Why or why not? What barriers prevent you from doing this? Could you (or should you) overcome them?</text:p>
        </text:list-item>
        <text:list-item>
          <text:p text:style-name="P271">What's the relationship between transparency and accountability? How might your team's sense of accountability change if members adopted public issue trackers?</text:p>
        </text:list-item>
      </text:list>
      <text:h text:style-name="P209" text:outline-level="2"><text:bookmark-start text:name="__RefHeading___Toc1011_1273335479"/><text:span text:style-name="T45">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07">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402705809781822216" text:style-name="L15">
        <text:list-item>
          <text:p text:style-name="P301">If this idea didn't work out, what would be the most likely reason?</text:p>
        </text:list-item>
        <text:list-item>
          <text:p text:style-name="P301">If you were going to make one change to this idea, what would it be, and why?</text:p>
        </text:list-item>
        <text:list-item>
          <text:p text:style-name="P301">What challenges do you think we might run into, if we went this route?</text:p>
        </text:list-item>
        <text:list-item>
          <text:p text:style-name="P301"><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2" text:note-class="footnote"><text:note-citation>52</text:note-citation><text:note-body><text:p text:style-name="P144">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Whe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58">Rebecca Fernandez is a principal employment branding and communications specialist at Red Hat, as well as the maintainer of the Open Decision Framework.</text:p>
      <text:h text:style-name="P240" text:outline-level="3">Chapter discussion and review</text:h>
      <text:list xml:id="list113649926011605" text:continue-list="list113650467741395" text:style-name="List_20_1">
        <text:list-item>
          <text:p text:style-name="P272">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73">What strategies for engaging team members who might not always speak up in meetings have you found successful? What can you do to collect critical feedback from everyone in your organization?</text:p>
        </text:list-item>
        <text:list-item>
          <text:p text:style-name="P272">Rebecca advocates "calling people up" rather than "calling people out." What does this mean to you? What's the difference? Why is that difference important?</text:p>
        </text:list-item>
        <text:list-item>
          <text:p text:style-name="P272">"Ultimately," writes Rebecca, "you want to help your team make the connection between these productive debates and the better outcomes they drive." Do you think your team does this effectively? If not, what can you do to change that?</text:p>
        </text:list-item>
      </text:list>
      <text:h text:style-name="P210"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02">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Quotations"><text:span text:style-name="Emphasis">Plan – Do – Check – Act</text:span></text:p>
      <text:p text:style-name="P28"/>
      <text:p text:style-name="P48"><text:soft-page-break/><text:span text:style-name="T47">W. Edwards Deming</text:span> later updated this to:</text:p>
      <text:p text:style-name="Quotations"><text:span text:style-name="Emphasis">Plan – Do – </text:span><text:span text:style-name="Strong_20_Emphasis"><text:span text:style-name="T19">Study</text:span></text:span><text:span text:style-name="Emphasis"> – Act</text:span></text:p>
      <text:p text:style-name="Text_20_body">. . . which I agree is a better description.</text:p>
      <text:p text:style-name="P83">Similar cycles or processes are The Shewhart Cycle, Six Sigma (<text:span text:style-name="Emphasis">Define – Measure – Analyze – Improve – Control</text:span>), and The Lean Startup (<text:span text:style-name="Emphasis">Build – Measure – Learn</text:span>).</text:p>
      <text:p text:style-name="P83">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7">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47">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3">Remember: Keep your feedback loops short. You should seek feedback before investing too much time or money into something. Then changing things isn't so difficult, should you need to do it.</text:p>
      <text:p text:style-name="P83">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3">The best kind of feedback you can receive is that which comes directly from an actual user or customer—but what do you do when you're working with infrastructure several layers <text:span text:style-name="Emphasis">away</text:span> from the customers?</text:p>
      <text:p text:style-name="P83">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3">If you have regular meetings with your customers, you could invite people from other parts of the organization as guests every once in a while. In my experience, all parties have appreciated this kind of initiative.</text:p>
      <text:p text:style-name="P83">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3">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59">Jimmy Sjölund is a senior IT <text:span text:style-name="T46">s</text:span>ervice <text:span text:style-name="T46">m</text:span>anager and <text:span text:style-name="T46">i</text:span>nnovation <text:span text:style-name="T46">c</text:span>oach at Telia Company. He's an open source evangelist <text:span text:style-name="T46">working in</text:span> organization development and exploring agile and lean workflows. <text:span text:style-name="T46">He's also </text:span>a visualization enthusiast.</text:p>
      <text:h text:style-name="P241" text:outline-level="3">Chapter discussion and review</text:h>
      <text:list xml:id="list113649734012002" text:continue-numbering="true" text:style-name="List_20_1">
        <text:list-item>
          <text:p text:style-name="P274">Does your team or organization effectively address the feedback loops at its disposal? Why or why not? Would a change to your team's culture have any effect on the way it approaches feedback?</text:p>
        </text:list-item>
        <text:list-item>
          <text:p text:style-name="P274">Jimmy suggests that "Practice doesn't make perfect. Practice makes permanent. Feedback makes perfect." What does this mean to you? Is it relevant to the work your team or organization is doing?</text:p>
        </text:list-item>
        <text:list-item>
          <text:p text:style-name="P274">What do you think is the most valuable form of feedback your team can receive while it's working on projects? Do you frequently receive this feedback? Why or why not? Can you refine your feedback processes or mechanisms in any way?</text:p>
        </text:list-item>
      </text:list>
      <text:h text:style-name="P211"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53" text:note-class="footnote"><text:note-citation>53</text:note-citation><text:note-body><text:p text:style-name="P121">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54" text:note-class="footnote"><text:note-citation>54</text:note-citation><text:note-body><text:p text:style-name="P122">https://opensource.com/search/apachesolr_search/%22impostor%20syndrome%22</text:p></text:note-body></text:note> which (as Nicole Engard notes in her piece,<text:note text:id="ftn55" text:note-class="footnote"><text:note-citation>55</text:note-citation><text:note-body><text:p text:style-name="P122">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6" text:note-class="footnote"><text:note-citation>56</text:note-citation><text:note-body><text:p text:style-name="P122">https://opensource.com/open-organization/17/2/new-perspective-meritocracy</text:p></text:note-body></text:note></text:span></text:p>
      <text:p text:style-name="P38">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5">These aren't SMART<text:note text:id="ftn57" text:note-class="footnote"><text:note-citation>57</text:note-citation><text:note-body><text:p text:style-name="P122">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8" text:note-class="footnote"><text:note-citation>58</text:note-citation><text:note-body><text:p text:style-name="P122">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60">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42" text:outline-level="3">Chapter discussion and review</text:h>
      <text:list xml:id="list113650724468034" text:continue-numbering="true" text:style-name="List_20_1">
        <text:list-item>
          <text:p text:style-name="P275">What is "impostor syndrome," and have you ever experienced it? Has your team?</text:p>
        </text:list-item>
        <text:list-item>
          <text:p text:style-name="P275">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75">Laura stresses the importance of fostering "a positive semantic relationship with time" in your team and organization. What does this mean? Do you think your team and organization have this kind of relationship to time?</text:p>
        </text:list-item>
      </text:list>
      <text:h text:style-name="P212" text:outline-level="2"><text:bookmark-start text:name="__RefHeading___Toc1506_353656629"/>When innovation trumps <text:span text:style-name="T58">process</text:span><text:bookmark-end text:name="__RefHeading___Toc1506_353656629"/></text:h>
      <text:p text:style-name="P11"><text:bookmark-start text:name="__RefHeading___Toc394_212098071697132"/>Allison Matlack<text:bookmark-end text:name="__RefHeading___Toc394_212098071697132"/></text:p>
      <text:p text:style-name="P100">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55">Allison Matlack has been a member of the Red Hat Customer Portal team since 2011. She's been an Open Organization Ambassador since 2016, helping others find ways to put open principles into practice.</text:p>
      <text:h text:style-name="P243" text:outline-level="3">Chapter discussion and review</text:h>
      <text:list xml:id="list113650004740717" text:continue-numbering="true" text:style-name="List_20_1">
        <text:list-item>
          <text:p text:style-name="P275">What's the difference between "doing things right now," "doing things right," and "doing the right things," as you see it? Does your team seem to favor any one of these three approaches to work?</text:p>
        </text:list-item>
        <text:list-item>
          <text:p text:style-name="P275">"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75">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13"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09">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59" text:note-class="footnote"><text:note-citation>59</text:note-citation><text:note-body><text:p text:style-name="P126">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0" text:note-class="footnote"><text:note-citation>60</text:note-citation><text:note-body><text:p text:style-name="P126">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61" text:note-class="footnote"><text:note-citation>61</text:note-citation><text:note-body><text:p text:style-name="P126">http://www.law.uchicago.edu/prospectives/lifeofthemind/socraticmethod</text:p></text:note-body></text:note>" A catchier description, offered by this quick how-to for using the method with children,<text:note text:id="ftn62" text:note-class="footnote"><text:note-citation>62</text:note-citation><text:note-body><text:p text:style-name="P126">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87"><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3" text:note-class="footnote"><text:note-citation>63</text:note-citation><text:note-body><text:p text:style-name="P126">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8">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4" text:note-class="footnote"><text:note-citation>64</text:note-citation><text:note-body><text:p text:style-name="P126">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87">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5" text:note-class="footnote"><text:note-citation>65</text:note-citation><text:note-body><text:p text:style-name="P126">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87"><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6" text:note-class="footnote"><text:note-citation>66</text:note-citation><text:note-body><text:p text:style-name="P126">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88">And lastly, using the Socratic method can help people become more comfortable with failure.<text:note text:id="ftn67" text:note-class="footnote"><text:note-citation>67</text:note-citation><text:note-body><text:p text:style-name="P126">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88">That's where the Socratic method shines.</text:p>
      <text:h text:style-name="Heading_20_3" text:outline-level="3"><text:soft-page-break/>How I Socratic method'ed</text:h>
      <text:p text:style-name="P89">Recently I used the Socratic method with several developer-colleagues on my team. We're still in something of a "storming" phase, but heading toward norming. It's a great bunch of guys: Productive, accountable, humble, and experienced—software craftsmen all the way.</text:p>
      <text:p text:style-name="P89">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8" text:note-class="footnote"><text:note-citation>68</text:note-citation><text:note-body><text:p text:style-name="P141">See Justin Holmes' chapter in this volume.</text:p></text:note-body></text:note></text:p>
      <text:p text:style-name="P89">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9">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9">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9">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9">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89">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9">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69" text:note-class="footnote"><text:note-citation>69</text:note-citation><text:note-body><text:p text:style-name="P134">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9">If you're planning to use the Socratic method yourself, remember:</text:p>
      <text:list xml:id="list7001558437500254467" text:style-name="L16">
        <text:list-item>
          <text:p text:style-name="P302"><text:soft-page-break/>Don't assume that you have all of the answers. Leave room for yourself to be surprised and informed (after all, you're also a student).</text:p>
        </text:list-item>
        <text:list-item>
          <text:p text:style-name="P302">Stay neutral and supportive, so the other person or team feels like they can be wrong or experiment with their thoughts without being judged or reprimanded.</text:p>
        </text:list-item>
        <text:list-item>
          <text:p text:style-name="P302">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302">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302">Reiterate that your goal is to gain clarity and awareness, to help the team or organization strengthen its foundation for future decision-making or actions.</text:p>
        </text:list-item>
        <text:list-item>
          <text:p text:style-name="P303">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7">one-on-one meetings</text:span> focused on a single question at a time, before the awareness sticks.</text:p>
        </text:list-item>
      </text:list>
      <text:p text:style-name="Text_20_body"><text:soft-page-break/>But, hey—don't take my word for all this. Try it for yourself. All I know is that I know nothing.<text:note text:id="ftn70" text:note-class="footnote"><text:note-citation>70</text:note-citation><text:note-body><text:p text:style-name="P127">https://en.wikipedia.org/wiki/I_know_that_I_know_nothing</text:p></text:note-body></text:note></text:p>
      <text:p text:style-name="P154">Lauri Apple develops and evangelizes Zalando's open source efforts. She's also a producer/<text:span text:style-name="T43">A</text:span>gile project manager for the company's core search engineering team and co-leads Zalando's InnerSource initiative. She's based in Berlin.</text:p>
      <text:h text:style-name="P243" text:outline-level="3">Chapter discussion and review</text:h>
      <text:list xml:id="list113650686048873" text:continue-list="list113650004740717" text:style-name="List_20_1">
        <text:list-item>
          <text:p text:style-name="P276">Have you ever used (or participated in) the Socratic method as part of team culture-building? If so, have you found the exercise useful? Why or why not?</text:p>
        </text:list-item>
        <text:list-item>
          <text:p text:style-name="P276">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76">How often should teams reflect on the assumptions underpinning the work they do? Does your team currently have plans to do this?</text:p>
        </text:list-item>
        <text:list-item>
          <text:p text:style-name="P276">Lauri notes that "the Socratic method provides an opportunity to act as a servant-leader." What do you think this means? Have you ever played this role? Does anyone else on your team assume this role? What are its benefits?</text:p>
        </text:list-item>
      </text:list>
      <text:h text:style-name="P214"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8429020109037586368" text:style-name="L17">
        <text:list-item>
          <text:p text:style-name="P304">understand the environment of your organization, team and work</text:p>
        </text:list-item>
        <text:list-item>
          <text:p text:style-name="P304">figure out what you can leverage</text:p>
        </text:list-item>
        <text:list-item>
          <text:p text:style-name="P304">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2791359829345156726" text:style-name="L18">
        <text:list-item>
          <text:p text:style-name="P305">Are departments isolated within their respective disciplines?</text:p>
        </text:list-item>
        <text:list-item>
          <text:p text:style-name="P305">Is collaboration between teams and individuals encouraged?</text:p>
        </text:list-item>
        <text:list-item>
          <text:p text:style-name="P305">Are there a mix of roles in different departments or do teams consist of one role? </text:p>
        </text:list-item>
        <text:list-item>
          <text:p text:style-name="P305">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 also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2">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2">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82"><text:soft-page-break/>The first thing you'll want to accomplish when kickstarting a team is getting team members together for an initial kickoff meeting. We encourage covering the following topics.</text:p>
      <text:p text:style-name="P82"><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2">We also want new teams to understand and expect certain types of behavior from themselves and others early in the formation of a team. Generally, three key concepts apply here. They're rooted in the foundation of Agile, as well as kanban:</text:p>
      <text:list xml:id="list2427386912338741349" text:style-name="L19">
        <text:list-item>
          <text:p text:style-name="P306">If it takes you more than two emails to resolve a conversation, pick up the phone (or video conference!). In our experience, conversations held face-to-face always resolve faster than over a text-based form of communication. </text:p>
        </text:list-item>
        <text:list-item>
          <text:p text:style-name="P306">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307">As David Anderson puts it: "Stop starting, start finishing." We encourage team members to limit their work in progress.</text:p>
        </text:list-item>
      </text:list>
      <text:p text:style-name="P82"><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2"><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2"><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2">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2">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2">The following are examples of Agile processes that incorporate feedback loops:</text:p>
      <text:list xml:id="list6199787585043331915" text:style-name="L20">
        <text:list-item>
          <text:p text:style-name="P308">Code Review</text:p>
        </text:list-item>
        <text:list-item>
          <text:p text:style-name="P308">Continuous Integration</text:p>
        </text:list-item>
        <text:list-item>
          <text:p text:style-name="P308">Continuous Delivery</text:p>
        </text:list-item>
        <text:list-item>
          <text:p text:style-name="P308">Retrospective</text:p>
        </text:list-item>
        <text:list-item>
          <text:p text:style-name="P308">Sprint Review</text:p>
        </text:list-item>
      </text:list>
      <text:p text:style-name="P82"><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2">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82"><text:span text:style-name="Strong_20_Emphasis">Adapting to benefit.</text:span> Here are the benefits we've observed when working with teams who have gotten the gist of the "inspect and adapt" concept:</text:p>
      <text:list xml:id="list8067160340946359113" text:style-name="L21">
        <text:list-item>
          <text:p text:style-name="P309"><text:soft-page-break/>They learned to tackle what they could fix rather than talk about the things outside of their control. This helped improved morale and general happiness.</text:p>
        </text:list-item>
        <text:list-item>
          <text:p text:style-name="P309">They learned to use metrics to identify when their process wasn't working. They reduced the time between their feedback loops and could show the improvement using data.</text:p>
        </text:list-item>
        <text:list-item>
          <text:p text:style-name="P309">They learned that it's ok to be friends and have fun—that work doesn't always have to be stressful. This helped the team gel.</text:p>
        </text:list-item>
        <text:list-item>
          <text:p text:style-name="P309">They learned that a retrospective wasn't a punishment meeting, but a chance to address the things that aren't working.</text:p>
        </text:list-item>
      </text:list>
      <text:h text:style-name="Heading_20_3" text:outline-level="3">Conclusion</text:h>
      <text:p text:style-name="P82">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1" text:note-class="footnote"><text:note-citation>71</text:note-citation><text:note-body><text:p text:style-name="P145">See Jimmy Sjölund's chapter in this volume.</text:p></text:note-body></text:note> If the team does take that process seriously, the overall end result will likely be the same–it will just take them longer to get there.</text:p>
      <text:p text:style-name="P151"><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51">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43" text:outline-level="3">Chapter discussion and review</text:h>
      <text:list xml:id="list113649386389937" text:continue-list="list113650686048873" text:style-name="List_20_1">
        <text:list-item>
          <text:p text:style-name="P277">Jen and Hina outline a three-step process for forming an<text:span text:style-name="T55">d</text:span> onboarding agile teams. "Most people skip Phase 1 (Assessment) and never give Phase 3 (Inspection) a second thought," they say. Why do you think this is the case?</text:p>
        </text:list-item>
        <text:list-item>
          <text:p text:style-name="P278">Have you ever been part of a newly formed, agile-focused team? What was the experience like, especially at the beginning? What would you change about your own oboarding process?</text:p>
        </text:list-item>
        <text:list-item>
          <text:p text:style-name="P278">What does "agile" mean to you? What the benefits of being agile? What are the drawbacks? Does your team consider itself an agile team? Why or why not?</text:p>
        </text:list-item>
      </text:list>
      <text:h text:style-name="P195" text:outline-level="2"><text:bookmark-start text:name="__RefHeading___Toc3115_550796223"/><text:span text:style-name="T48">A</text:span> formula for running an <text:span text:style-name="T48">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85"><text:span text:style-name="Emphasis"><text:span text:style-name="T48">"</text:span></text:span><text:span text:style-name="Emphasis">Joe, I can't come to work today."</text:span></text:p>
      <text:p text:style-name="P185">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44" text:outline-level="3">Chapter discussion and review</text:h>
      <text:list xml:id="list113651147241109" text:continue-numbering="true" text:style-name="List_20_1">
        <text:list-item>
          <text:p text:style-name="P279">How would you describe the difference between an "accountable organization" and "an organization that is held accountable"? Why is that distinction important when trying to run an accountable IT organization?</text:p>
        </text:list-item>
        <text:list-item>
          <text:p text:style-name="P279">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79">In what other ways can you cultivate and reward collaboration and tenacity in your IT organization?</text:p>
        </text:list-item>
      </text:list>
      <text:h text:style-name="P215"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03">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3604234229453796826" text:style-name="L22">
        <text:list-item>
          <text:p text:style-name="P310">a specific deliverable will lead to a specific behavioral change</text:p>
        </text:list-item>
        <text:list-item>
          <text:p text:style-name="P310">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2" text:note-class="footnote"><text:note-citation>72</text:note-citation><text:note-body><text:p text:style-name="P128">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3" text:note-class="footnote"><text:note-citation>73</text:note-citation><text:note-body><text:p text:style-name="P129">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59">suggests</text:span> that management should systematically design the <text:span text:style-name="Emphasis">what</text:span> and <text:span text:style-name="Emphasis">how</text:span> of all work in an organization.<text:note text:id="ftn74" text:note-class="footnote"><text:note-citation>74</text:note-citation><text:note-body><text:p text:style-name="P129">See Matt Mic<text:span text:style-name="T61">e</text:span>ne's chapter in <text:span text:style-name="T65">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5" text:note-class="footnote"><text:note-citation>75</text:note-citation><text:note-body><text:p text:style-name="P129">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898856832458871224" text:style-name="L23">
        <text:list-item>
          <text:p text:style-name="P311">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11"><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6" text:note-class="footnote"><text:note-citation>76</text:note-citation><text:note-body><text:p text:style-name="P129">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63">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45" text:outline-level="3">Chapter discussion and review</text:h>
      <text:list xml:id="list113649810038127" text:continue-list="list113651147241109" text:style-name="List_20_1">
        <text:list-item>
          <text:p text:style-name="P280">Have you ever participated in an impact mapping session? How would you describe the experience to someone who never has?</text:p>
        </text:list-item>
        <text:list-item>
          <text:p text:style-name="P280">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81">Impact mapping, Justin writes, is one way to "incentivize risk." What does this mean to you? And do you agree? How does your team handle "risk" today, and should this approach change?</text:p>
        </text:list-item>
      </text:list>
      <text:h text:style-name="P216"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04">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text:span text:style-name="T88">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7" text:note-class="footnote"><text:note-citation>77</text:note-citation><text:note-body><text:p text:style-name="P140">See Laura Hilliger's chapter in this volume.</text:p></text:note-body></text:note></text:p>
      <text:p text:style-name="P96"><text:soft-page-break/><text:span text:style-name="T64">Research from the Harvard Business School</text:span><text:span text:style-name="T64"><text:note text:id="ftn78" text:note-class="footnote"><text:note-citation>78</text:note-citation><text:note-body><text:p text:style-name="P146">http://www.hbs.edu/faculty/Publication%20Files/13-016_5a1d0819-eab1-48d9-8923-a1d83c98b7a7.pdf</text:p></text:note-body></text:note></text:span><text:span text:style-name="T64"> shows that there are three mechanisms that may account for the decline in productivity within teams when certain individuals are seen and treated at rockstars:</text:span></text:p>
      <text:list xml:id="list301336177153286163" text:style-name="L24">
        <text:list-item>
          <text:p text:style-name="P312">A reduction in effort (I don't see the point in trying)</text:p>
        </text:list-item>
        <text:list-item>
          <text:p text:style-name="P312">Increased risk-taking (I must do something amazing to be noticed)</text:p>
        </text:list-item>
        <text:list-item>
          <text:p text:style-name="P312">Deterioration in cognitive processing (I make more mistakes)</text:p>
        </text:list-item>
      </text:list>
      <text:p text:style-name="P53">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3">Celebrating valuable contributions such as customer interactions, education of others and innovative ideas give teams a more varied view of what it means to be successful than by just pulling all-nighters in front of a screen.</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text:soft-page-break/>applies for a wide variety of projects such as the Linux kernel, the Go programming language—and this book.</text:p>
      <text:p text:style-name="P164">Jonas Rosland is a community builder, open source advocate, blogger, and speaker at many open source focused events. As Open Source Community Manager at {code} by Dell EMC, he is responsible for the growth and prosperity of the {code} community.</text:p>
      <text:h text:style-name="P246" text:outline-level="3">Chapter discussion and review</text:h>
      <text:list xml:id="list113649159732242" text:continue-list="list113649810038127" text:style-name="List_20_1">
        <text:list-item>
          <text:p text:style-name="P282">What does "assuming positive intent" mean? What does it look like in practice? What are its benefits? And what are some challenges or barriers to it?</text:p>
        </text:list-item>
        <text:list-item>
          <text:p text:style-name="P282">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82">Does your team have "rockstars," and, if so, does it tend to let them influence decisions in ways that other team members can't? Does your team benefit from "rockstar culture," or should it work to change this culture?</text:p>
        </text:list-item>
      </text:list>
      <text:p text:style-name="P253"/>
      <text:h text:style-name="P247" text:outline-level="1"><text:bookmark-start text:name="__RefHeading___Toc822_1232125672"/>Appendix<text:bookmark-end text:name="__RefHeading___Toc822_1232125672"/></text:h>
      <text:h text:style-name="P217" text:outline-level="2"><text:bookmark-start text:name="__RefHeading___Toc824_1232125672"/>The Open Organization Definition<text:bookmark-end text:name="__RefHeading___Toc824_1232125672"/></text:h>
      <text:h text:style-name="Heading_20_3" text:outline-level="3">Preamble</text:h>
      <text:p text:style-name="P85">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835904015575912870" text:style-name="L25">
        <text:list-item>
          <text:p text:style-name="P313"><text:span text:style-name="Strong_20_Emphasis">Greater agility</text:span>, as members are more capable of working toward goals in unison and with shared vision;</text:p>
        </text:list-item>
        <text:list-item>
          <text:p text:style-name="P313"><text:span text:style-name="Strong_20_Emphasis">Faster innovation</text:span>, as ideas from both inside and outside the organization receive more equitable consideration and rapid experimentation, and;</text:p>
        </text:list-item>
        <text:list-item>
          <text:p text:style-name="P313"><text:span text:style-name="Strong_20_Emphasis">Increased engagement</text:span>, as members clearly see connections between their particular activities and an organization's overarching values, mission, and spirit.</text:p>
        </text:list-item>
      </text:list>
      <text:p text:style-name="P85">But openness is fluid. Openness is multifaceted. Openness is contested.</text:p>
      <text:p text:style-name="P85">While every organization is different—and therefore every example of an open organization is unique—we believe these five characteristics serve as the basic conditions for openness in most contexts:</text:p>
      <text:list xml:id="list6115248848865629421" text:style-name="L26">
        <text:list-item>
          <text:p text:style-name="P314">Transparency</text:p>
        </text:list-item>
        <text:list-item>
          <text:p text:style-name="P314">Inclusivity</text:p>
        </text:list-item>
        <text:list-item>
          <text:p text:style-name="P314">Adaptability</text:p>
        </text:list-item>
        <text:list-item>
          <text:p text:style-name="P314">Collaboration</text:p>
        </text:list-item>
        <text:list-item>
          <text:p text:style-name="P315">Community</text:p>
        </text:list-item>
      </text:list>
      <text:h text:style-name="Heading_20_3" text:outline-level="3"><text:soft-page-break/>Characteristics of an open organization</text:h>
      <text:p text:style-name="P85">Open organizations take many shapes. Their sizes, compositions, and missions vary. But the following five characteristics are the hallmarks of any open organization.</text:p>
      <text:p text:style-name="P85">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5">That fact makes explaining any one of the characteristics difficult without reference to the others.</text:p>
      <text:h text:style-name="Heading_20_3" text:outline-level="3">Transparency</text:h>
      <text:p text:style-name="P86">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5">In open organizations, <text:span text:style-name="T60">transparency</text:span> looks like:</text:p>
      <text:list xml:id="list4936623040011272308" text:style-name="L27">
        <text:list-item>
          <text:p text:style-name="P316">Everyone working on a project or initiative has access to all pertinent materials by default.</text:p>
        </text:list-item>
        <text:list-item>
          <text:p text:style-name="P316">People willingly disclose their work, invite participation on projects before those projects are complete and/or <text:soft-page-break/>"final," and respond positively to request for additional details.</text:p>
        </text:list-item>
        <text:list-item>
          <text:p text:style-name="P316">People affected by decisions can access and review the processes and arguments that lead to those decisions, and they can comment on and respond to them.</text:p>
        </text:list-item>
        <text:list-item>
          <text:p text:style-name="P316">Leaders encourage others to tell stories about both their failures and their successes without fear of repercussion; associates are forthcoming about both.</text:p>
        </text:list-item>
        <text:list-item>
          <text:p text:style-name="P316">People value both success and failures for the lessons they provide.</text:p>
        </text:list-item>
        <text:list-item>
          <text:p text:style-name="P316">Goals are public and explicit, and people working on projects clearly indicate roles and responsibilities to enhance accountability.</text:p>
        </text:list-item>
      </text:list>
      <text:h text:style-name="Heading_20_3" text:outline-level="3">Inclusivity</text:h>
      <text:p text:style-name="P86">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5">In open organizations, inclusivity looks like:</text:p>
      <text:list xml:id="list2548555526963871562" text:style-name="L28">
        <text:list-item>
          <text:p text:style-name="P317">Technical channels and social norms for encouraging diverse points of view are well-established and obvious.</text:p>
        </text:list-item>
        <text:list-item text:start-value="1">
          <text:p text:style-name="P317">Protocols and procedures for participation are clear, widely available, and acknowledged, allowing for constructive inclusion of diverse perspectives.</text:p>
        </text:list-item>
        <text:list-item>
          <text:p text:style-name="P317"><text:soft-page-break/>The organization features multiple channels and/or methods for receiving feedback in order to accommodate people's preferences.</text:p>
        </text:list-item>
        <text:list-item>
          <text:p text:style-name="P317">Leaders regularly assess and respond to feedback they receive, and cultivate a culture that encourages frequent dialog regarding this feedback.</text:p>
        </text:list-item>
        <text:list-item>
          <text:p text:style-name="P317">Leaders are conscious of voices not present in dialog and actively seek to include or incorporate them.</text:p>
        </text:list-item>
        <text:list-item>
          <text:p text:style-name="P317">People feel a duty to voice opinions on issues relevant to their work or about which they are passionate.</text:p>
        </text:list-item>
        <text:list-item>
          <text:p text:style-name="P317">People work transparently and share materials via common standards and/or agreed-upon platforms that do not prevent others from accessing or modifying them.</text:p>
        </text:list-item>
      </text:list>
      <text:h text:style-name="Heading_20_3" text:outline-level="3">Adaptability</text:h>
      <text:p text:style-name="P8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5">In open organizations, adaptability looks like:</text:p>
      <text:list xml:id="list4702394835449987438" text:style-name="L29">
        <text:list-item>
          <text:p text:style-name="P318">Feedback mechanisms are accessible both to members of the organization and to outside members, who can offer suggestions.</text:p>
        </text:list-item>
        <text:list-item>
          <text:p text:style-name="P318"><text:soft-page-break/>Feedback mechanisms allow and encourage peers to assist one another without managerial oversight, if necessary.</text:p>
        </text:list-item>
        <text:list-item>
          <text:p text:style-name="P318">Leaders work to ensure that feedback loops genuinely and materially impact the ways people in the organization operate.</text:p>
        </text:list-item>
        <text:list-item>
          <text:p text:style-name="P318">Processes for collective problem solving, collaborative decision making, and continuous learning are in place, and the organization rewards both personal and team learning to reinforce a growth mindset.</text:p>
        </text:list-item>
        <text:list-item>
          <text:p text:style-name="P318">People tend to understand the context for the changes they're making or experiencing.</text:p>
        </text:list-item>
        <text:list-item>
          <text:p text:style-name="P318">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6">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5">In open organizations, collaboration looks like:</text:p>
      <text:list xml:id="list4640246994983070768" text:style-name="L30">
        <text:list-item>
          <text:p text:style-name="P319">People tend to believe that working together produces better results.</text:p>
        </text:list-item>
        <text:list-item>
          <text:p text:style-name="P319"><text:soft-page-break/>People tend to begin work collaboratively, rather than "add collaboration" after they've each completed individual components of work.</text:p>
        </text:list-item>
        <text:list-item>
          <text:p text:style-name="P319">People tend to engage partners outside their immediate teams when undertaking new projects.</text:p>
        </text:list-item>
        <text:list-item>
          <text:p text:style-name="P319">Work produced collaboratively is easily available internally for others to build upon.</text:p>
        </text:list-item>
        <text:list-item>
          <text:p text:style-name="P319">Work produced collaboratively is available externally for creators outside the organization to use in potentially unforeseen ways.</text:p>
        </text:list-item>
        <text:list-item>
          <text:p text:style-name="P319">People can discover, provide feedback on, and join work in progress easily—and are welcomed to do so.</text:p>
        </text:list-item>
      </text:list>
      <text:h text:style-name="P222"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5">In open organizations, community looks like:</text:p>
      <text:list xml:id="list6372324461067407562" text:style-name="L31">
        <text:list-item>
          <text:p text:style-name="P320">Shared values and principles that inform decision-making and assessment processes are clear and obvious to members.</text:p>
        </text:list-item>
        <text:list-item>
          <text:p text:style-name="P320">People feel equipped and empowered to make meaningful contributions to collaborative work.</text:p>
        </text:list-item>
        <text:list-item>
          <text:p text:style-name="P320">Leaders mentor others and demonstrate strong accountability to the group by modeling shared values and principles.</text:p>
        </text:list-item>
        <text:list-item>
          <text:p text:style-name="P320"><text:soft-page-break/>People have a common language and work together to ensure that ideas do not get "lost in translation," and they are comfortable sharing their knowledge and stories to further the group's work.</text:p>
        </text:list-item>
      </text:list>
      <text:p text:style-name="P161">Version <text:span text:style-name="T56">2</text:span>.0<text:line-break/><text:span text:style-name="T56">April</text:span> 201<text:span text:style-name="T56">7</text:span><text:line-break/>The Open Organization Ambassadors at Opensource.com</text:p>
      <text:p text:style-name="P193"/>
      <text:h text:style-name="P247" text:outline-level="1"><text:bookmark-start text:name="__RefHeading___Toc842_1232125672"/>Learn More<text:bookmark-end text:name="__RefHeading___Toc842_1232125672"/></text:h>
      <text:h text:style-name="P218" text:outline-level="2"><text:bookmark-start text:name="__RefHeading___Toc2382_190016556"/>Additional <text:span text:style-name="T27">resources</text:span><text:bookmark-end text:name="__RefHeading___Toc2382_190016556"/></text:h>
      <text:h text:style-name="P223" text:outline-level="3">The <text:span text:style-name="T19">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24"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225" text:outline-level="3">Discussion <text:span text:style-name="T28">g</text:span>uides</text:h>
      <text:p text:style-name="P60"><text:span text:style-name="T7">Want to start your own </text:span><text:span text:style-name="T21">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25" text:outline-level="3"><text:span text:style-name="T6">#</text:span><text:span text:style-name="T3">OpenOrgChat</text:span></text:h>
      <text:p text:style-name="P29">Our community enjoys gathering on Twitter to <text:span text:style-name="T31">discuss open organizations</text:span>. Find the hashtag #OpenOrgChat, check the schedule at opensource.com/open-organization/resources/twitter-chats, and make your voice heard.</text:p>
      <text:h text:style-name="P219" text:outline-level="2"><text:bookmark-start text:name="__RefHeading___Toc2384_190016556"/>Get involved<text:bookmark-end text:name="__RefHeading___Toc2384_190016556"/></text:h>
      <text:h text:style-name="P225"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26" text:outline-level="3">Tell your story</text:h>
      <text:p text:style-name="P59">Every week, Opensource.com publishes stories about the ways open principles are changing the way we work, manage, and lead. <text:span text:style-name="T26">You can read them at opensource.com/open-organization. Do you have a story to tell? </text:span>Please consider submitting it to us at opensource.com/story.</text:p>
      <text:h text:style-name="P227" text:outline-level="3">Join the community</text:h>
      <text:p text:style-name="P94"><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1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0</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1DT1H26M40S</meta:editing-duration>
    <meta:editing-cycles>295</meta:editing-cycles>
    <dc:title>Open Organization Book</dc:title>
    <dc:date>2017-05-16T11:36:35.438375599</dc:date>
    <meta:print-date>2017-05-08T14:30:53.136277936</meta:print-date>
    <meta:document-statistic meta:table-count="0" meta:image-count="0" meta:object-count="0" meta:page-count="200" meta:paragraph-count="1180" meta:word-count="40745" meta:character-count="253209" meta:non-whitespace-character-count="213929"/>
    <meta:template xlink:type="simple" xlink:actuate="onRequest" xlink:title="Open Organization Book" xlink:href="../../../../../.config/libreoffice/4/user/template/Open%20Organization%20Book.ott" meta:date="2017-03-02T13:55:41.957328267"/>
  </office:meta>
</office:document-meta>
</file>